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0100000001298F4DA7C2FC1DE0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/>
    <style:font-face style:name="Khmer OS1" svg:font-family="'Khmer O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Khmer OS1" fo:font-weight="normal" officeooo:rsid="000c268f" officeooo:paragraph-rsid="000c268f" style:font-weight-asian="normal" style:font-name-complex="Khmer OS1" style:font-weight-complex="normal"/>
    </style:style>
    <style:style style:name="P2" style:family="paragraph" style:parent-style-name="Heading_20_2">
      <style:text-properties fo:font-weight="bold" style:font-weight-asian="bold" style:font-weight-complex="bold"/>
    </style:style>
    <style:style style:name="P3" style:family="paragraph" style:parent-style-name="Heading_20_3">
      <style:text-properties style:font-name="Khmer OS1" officeooo:rsid="000c268f" officeooo:paragraph-rsid="000c268f"/>
    </style:style>
    <style:style style:name="P4" style:family="paragraph" style:parent-style-name="Standard">
      <style:text-properties style:font-name="Khmer OS1" officeooo:rsid="000c268f" officeooo:paragraph-rsid="000c268f"/>
    </style:style>
    <style:style style:name="P5" style:family="paragraph" style:parent-style-name="Standard">
      <style:text-properties style:font-name="Khmer OS1" officeooo:rsid="000c268f" officeooo:paragraph-rsid="000c268f" style:font-name-complex="Khmer OS1"/>
    </style:style>
    <style:style style:name="P6" style:family="paragraph" style:parent-style-name="Standard">
      <style:paragraph-properties fo:margin-top="0in" fo:margin-bottom="0.1965in" style:contextual-spacing="false"/>
    </style:style>
    <style:style style:name="P7" style:family="paragraph" style:parent-style-name="Text_20_body">
      <style:text-properties style:font-name="Khmer OS1" fo:font-weight="normal" officeooo:rsid="000c268f" officeooo:paragraph-rsid="000c268f" style:font-weight-asian="normal" style:font-name-complex="Khmer OS1" style:font-weight-complex="normal"/>
    </style:style>
    <style:style style:name="P8" style:family="paragraph" style:parent-style-name="Text_20_body">
      <style:text-properties style:font-name="Khmer OS1" officeooo:rsid="000c268f" officeooo:paragraph-rsid="000c268f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style:font-name="Khmer OS1" officeooo:rsid="000c268f" officeooo:paragraph-rsid="000f1d38"/>
    </style:style>
    <style:style style:name="P10" style:family="paragraph" style:parent-style-name="Text_20_body">
      <style:paragraph-properties fo:orphans="1"/>
    </style:style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paragraph-properties fo:text-align="center" style:justify-single-word="false"/>
      <style:text-properties loext:padding="0in" loext:border="none"/>
    </style:style>
    <style:style style:name="P29" style:family="paragraph" style:parent-style-name="Text_20_body">
      <style:text-properties fo:font-weight="bold" style:font-weight-asian="bold" style:font-weight-complex="bold"/>
    </style:style>
    <style:style style:name="P30" style:family="paragraph" style:parent-style-name="Text_20_body">
      <style:text-properties fo:color="#000000" loext:opacity="100%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color="#000000" loext:opacity="100%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color="#000000" loext:opacity="100%" style:font-name-complex="Khmer OS" style:font-size-complex="12pt" style:language-complex="en" style:country-complex="US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</style:style>
    <style:style style:name="T1" style:family="text">
      <style:text-properties officeooo:rsid="000e11f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loext:padding="0in" loext:border="none"/>
    </style:style>
    <style:style style:name="T4" style:family="text">
      <style:text-properties style:font-name="Khmer OS" fo:font-size="12pt" fo:language="en" fo:country="US"/>
    </style:style>
    <style:style style:name="T5" style:family="text">
      <style:text-properties style:font-name-complex="Khmer OS" style:font-size-complex="12pt" style:language-complex="en" style:country-complex="US"/>
    </style:style>
    <style:style style:name="T6" style:family="text">
      <style:text-properties fo:color="#000000" loext:opacity="100%" style:font-name="Khmer OS" fo:font-size="12pt" fo:language="en" fo:country="GB"/>
    </style:style>
    <style:style style:name="T7" style:family="text">
      <style:text-properties fo:color="#000000" loext:opacity="100%" style:font-name-complex="Khmer OS" style:font-size-complex="12pt" style:language-complex="en" style:country-complex="US"/>
    </style:style>
    <style:style style:name="T8" style:family="text">
      <style:text-properties fo:font-variant="normal" fo:text-transform="none" fo:color="#000000" loext:opacity="100%" style:font-name="Khmer OS" fo:font-size="12pt" fo:language="en" fo:country="GB"/>
    </style:style>
    <style:style style:name="T9" style:family="text">
      <style:text-properties fo:font-weight="bold"/>
    </style:style>
    <style:style style:name="T10" style:family="text">
      <style:text-properties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ប្ររពៃណីទាក់ទងនឹងកំណើត</text:p>
      <text:h text:style-name="P1" text:outline-level="1">ការសម្រាល ៣ ដំណាក់កាល ម៉ាក់ៗ<text:span text:style-name="T1">ព</text:span>ពោះត្រូវឆ្លងកាត់មុនបានជួបមុខកូនជាទីស្រលាញ់</text:h>
      <text:p text:style-name="P7"/>
      <text:p text:style-name="P7"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ពពោះ​គ្រប់​រូប​ក៏​មិន​ដូច​គ្នា​ដែរ។ ភាគ​ច្រើន​ស្ត្រី​ពពោះ​កូន​ដំបូង​ៗ តែង​មាន​អារម្មណ៍​ភ័យ​អរ​ៗ ព្រោះ​មិន​ដឹង​មាន​អ្វី​នឹង​កើត​ឡើង​ខ្លះ​នៅ​ពេល​សម្រាល។ ការ​សម្រាល​កូន​ត្រូវ​បាន​ចែក​ចេញ​ជា​ <text:span text:style-name="Strong_20_Emphasis">៣​ ដំណាក់​កាល</text:span> គឺ​ដំណាក់​កាល​ដំបូង ដំណាក់​កាល​ឈឺ​ពោះ​កើត​កូន និង​ដំណាក់​ការ​សម្រាល​។ នេះ​បើ​តាម​ការ​បកស្រាយ​របស់​លោក​វេជ្ជបណ្ឌិត<text:span text:style-name="Strong_20_Emphasis"> ចាន់ ស៊ីណេត</text:span> ប្រធាន​ផ្នែក​សម្ភព និង​រោគ​ស្ត្រី​នៃ​មន្ទីរពេទ្យ​មិត្តភាព​កម្ពុជា-ចិន សែនសុខ។</text:p>
      <text:p text:style-name="P5"/>
      <text:h text:style-name="P3" text:outline-level="3">១. ដំណាក់​កាល​ដំបូង</text:h>
      <text:p text:style-name="P4">ការ​កន្ត្រាក់​ស្បូន​តែង​មាន​រយៈពេល​ចន្លោះ​ពី<text:span text:style-name="Strong_20_Emphasis"> ៣០-៦០ វិនាទី</text:span>។ ធម្មតា វា​ចាប់​ផ្ដើម <text:span text:style-name="Strong_20_Emphasis">២០ នាទី/ម្ដង</text:span> បន្ទាប់​មក ផ្លាស់ប្ដូរ​មក <text:span text:style-name="Strong_20_Emphasis">៥ នាទី​/ម្ដង</text:span>។ ត្រូវ​សម្គាល់​ក្រោយ​ធ្វើ​ចលនា​ចុះ​ឡើង​នៅ​តែ​កន្ត្រាក់ ឬ​យ៉ាងណា អាច​នឹង​ខ្លាំង​ឡើង ចាប់ផ្ដើម​ឈឺ​ពី​ខ្នង រួច​ផ្លាស់​ទី​មក​ខាង​មុខ​វិញ។ សញ្ញា​កន្ត្រាក់​ដល់​ពេល​សម្រាល រយៈពេល <text:span text:style-name="Strong_20_Emphasis">៦-៨ ម៉ោង​មុន</text:span> សម្រាប់​គ្នា​យើង​មាន​កូន​ដំបូង និង ​ពី <text:span text:style-name="Strong_20_Emphasis">២-៥ ម៉ោង​ </text:span>សម្រាប់​គ្នា​យើង​មាន​ផ្ទៃពោះ​លើក​ទី ២ ឬ​ច្រើន​ជាង​នេះ។ ដើម្បី​ជួយ​បំបាត់​ការ​ឈឺចាប់ ម៉ាក់ៗ​អាច​សម្រាក ងូតទឹក ញ៉ាំ​អាហារ​បន្តិច​បន្តួច ដើរ និង​ហាត់​ដក​ដង្ហើម​យឺតៗ។</text:p>
      <text:p text:style-name="P4"/>
      <text:h text:style-name="P3" text:outline-level="3">២. ដំណាក់​កាល​ឈឺ​ពោះ​កើត​កូន</text:h>
      <text:p text:style-name="P8">ការ​កន្រ្ដាក់​សាច់ដុំ​ស្បូន​មាន​ការ​កើន​ឡើង​កាន់​តែ​ខ្លាំង​ពី​ <text:span text:style-name="Strong_20_Emphasis">៤៥-៦០​វិនាទី</text:span> និង​ចាប់​ផ្ដើម​ពី<text:span text:style-name="Strong_20_Emphasis"> ៣-៥នាទី/​ម្ដង</text:span>។ គ្នា​យើង​មួយ​ចំនួន​មាន​អារម្មណ៍​មិន​ស្រួល​ខ្នង និង​ត្រគាក ព្រម​ទាំង​រមួល​ក្រពើ​នៅ​ជើង និង​បាតជើង ជា​សញ្ញា​បញ្ជាក់​ដំណាក់កាល​គ្នា​យើង​ត្រូវ​ប្រើ​ថ្នាំស្ពឹក Epidural។ ករណី​នេះ​អាច​មាន​<text:soft-page-break/>ចន្លោះ <text:span text:style-name="Strong_20_Emphasis">៣-៦ ម៉ោង​</text:span>សម្រាប់​កូន​ដំបូង និង <text:span text:style-name="Strong_20_Emphasis">១-៣ ម៉ោង</text:span>​សម្រាប់​ផ្ទៃពោះ​កូនទី ២ ឡើង។ បើ​យើង​លេប​ថ្នាំ Pitocin ជួយ​បង្កើន​ការ​កន្រ្ដាក់ នឹង​ជួយ​ឲ្យ​ការ​សម្រាល​កាន់តែ​ខិតចូល​មក​ដល់។ បើ​ប្រើ​ថ្នាំស្ពឹក​ចាក់​ឆ្អឹងខ្នង​វិញ គឺ​ដូច​ជា​ពន្យារ​ពេល​យឺត​ជាង​មុន។</text:p>
      <text:p text:style-name="P10">នៅ​ពេល​អាការៈ​ដល់​ដំណាក់កាល​នេះ ត្រូវ​ប្រញាប់​ទៅ​ពេទ្យ បើ​នៅ​ពេទ្យ​ស្រាប់ ត្រូវ​ទៅ​បន្ទប់​សម្រាល។ ករណី​បាន​ចាក់ថ្នាំ​ស្ពឹក​ឆ្អឹង​ខ្នង គ្នាយើង​មិន​អាច​ចេញ​ពី​គ្រែ​សម្រាល​បានទេ តែ​បើ​អាច ផ្លាស់ប្ដូរ​ទីតាំង​លើ​គ្រែ​រាល់​កន្លះ​ម៉ោង​ម្ដង។ បើ​អាច​ព្យាយាម​ដើរ​ឡើង​ចុះ​ជណ្ដើរ <text:span text:style-name="Strong_20_Emphasis">២-៣ នាទី​ម្ដង</text:span> (គ្រូពេទ្យ​អនុញ្ញាត) ឬ​ដើរ​ក្នុង​បន្ទប់​ក៏បាន។ ការ​ធ្វើ​ចលនា​នឹង​ជួយ​ឲ្យ​ស្បូន​រីក​ធំ ជា​ពេល​ត្រូវ​ប្រើ​វិធីសាស្ត្រ​បន្ធូរ​អារម្មណ៍​ធ្លាប់​បាន​ដឹង​ពីមុន​មក។</text:p>
      <text:p text:style-name="P4"/>
      <text:h text:style-name="P3" text:outline-level="3">៣. ដំណាក់​កាល​សម្រាល</text:h>
      <text:p text:style-name="P4"/>
      <text:p text:style-name="P8">ការ​កន្រ្ដាក់​សាច់ដុំ​ស្បូន​រឹតតែ​ខ្លាំង​ពី <text:span text:style-name="Strong_20_Emphasis">៦០-៩០ វិនាទី</text:span> ចាប់ផ្ដើម​ម្តងៗ​ពី <text:span text:style-name="Strong_20_Emphasis">៩០ វិនាទី ទៅ ២ ម៉ោង</text:span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 ត្រូវ​ស្រមៃ​យើង​កំពុង​នៅ​កន្លែង​មាន​សុវត្ថិភាព កំពុង​បន្ធូរ​អារម្មណ៍ ដក​ដង្ហើម​វែង​ៗ ស្រមៃ​ឲ្យ​ដូច​ការ​ពិត ទោះបី​គ្នា​យើង​ឈឺ​ខ្លាំង​ជាង​ធម្មតា តែ​ដំណាក់កាល​នេះ​មិន​អាច​ប្រើ​ថ្នាំ​ស្ពឹក​បានទេ។</text:p>
      <text:p text:style-name="Text_20_body">ម៉ាក់​ៗ​ក៏​ត្រូវ​ដឹង​ថា ១ខែ​មុន​ពេល​សម្រាល​មាន​សញ្ញា​ប៉ុន្មាន​នេះ​នឹង​កើត​ឡើង​ដូច​ជា <text:span text:style-name="Strong_20_Emphasis">កូន​ធ្លាក់​ចូល​អាង​ត្រគាក ឧស្សាហ៍​ឈឺ​ពោះ​ឈឺ​ចង្កេះ រាក​រូស អស់​កម្លាំង និង​ទឹក​រម្អិល​ប្រែ​ពណ៌ និង​សភាព​ខាប់​ៗ​</text:span>។ ចំពោះ​ប៉ុន្មាន​ម៉ោង​មុន​សម្រាល​ម៉ាក់​នឹង​ជួប​ប្រទះ​សញ្ញា​ខ្លះ​ទៀត​ដូច​ជា៖</text:p>
      <text:p text:style-name="Text_20_body"><text:span text:style-name="Strong_20_Emphasis">– ស្បូនចាប់ផ្តើមកន្ត្រាក់៖</text:span> ករណី​កន្រ្ដាក់ស្បូន ជា​សញ្ញា​ប្រាប់​ពីការ​ឈឺ​ពោះ​សម្រាល ចឹង​សូម​ប្រុង​ប្រយ័ត្ន ព្រោះគ្នា​យើង​ខ្លះមានកា​រកន្រ្ដាក់​ស្បូន​ជាច្រើន​ថ្ងៃ ឬ​ច្រើនសប្ដាហ៍ មុន​នឹង​សម្រាលអូនៗ។ នេះ​ហៅថា ការកន្រ្ដាក់ Braxton-Hicks មិនមែន​ជា​សញ្ញា​សម្រាលអូនៗ​ដែរ រីឯ​សញ្ញា​ខាងក្រោម​នេះ ទើប​ជា​សញ្ញា​ឈឺ​ពោះសម្រាល​ពិត​ប្រាកដ៖</text:p>
      <text:list xml:id="list966255552" text:style-name="L2">
        <text:list-item>
          <text:p text:style-name="P9">ការកន្រា្ដក់ស្បូនកាន់តែខ្លាំងឡើង និងមិនបាត់ទៅវិញទេ </text:p>
        </text:list-item>
        <text:list-item>
          <text:p text:style-name="P11">ទោះបីផ្លាស់ប្ដូរឥរិយាបថ ក៏មិនបាត់កន្ត្រាក់ </text:p>
        </text:list-item>
      </text:list>
      <text:list xml:id="list1464674624" text:style-name="L3">
        <text:list-item>
          <text:p text:style-name="P12">ការកន្រ្ដាក់នាំឲ្យឈឺនៅចង្កេះ បន្តទៅពោះផ្នែកខាងក្រោម និងជើង </text:p>
        </text:list-item>
      </text:list>
      <text:list xml:id="list3351496478" text:style-name="L4">
        <text:list-item>
          <text:p text:style-name="P13">ឧស្សាហ៍កន្ត្រាក់ ឈឺចាប់ខ្លាំង ពេលខ្លះជាប់ៗគ្នា។ </text:p>
        </text:list-item>
      </text:list>
      <text:p text:style-name="Text_20_body"><text:span text:style-name="Strong_20_Emphasis">– បែកទឹកភ្លោះ៖</text:span> ពេល​បែក​ទឹកភ្លោះ មាន​ន័យថា ស្រោម​សុកក្នុង​ពោះ​ដាច់រហែក ឈឺពោះ​សម្រាលអូនៗ​ជិតកើត​ឡើង​ដូចគ្នា ប៉ុន្តែ​បែក​ទឹកភ្លោះ​កើតឡើង​តែក្នុង​ដំណាក់កាល​ចុងក្រោយ​នៃ​ការឈឹពោះ​កើត​កូន​ប៉ុណ្ណោះ។ </text:p>
      <text:p text:style-name="P4"><text:soft-page-break/>ការសម្រេចចិត្តដើម្បីជ្រើសរើសកន្លែងការសម្រាលកូនរបស់លោកអ្នកដើម្បីមើលឃើញពិភពលោកថ្មីគឺជាការសម្រេចចិត្តដ៏សំខាន់របស់មាតានិងបិតា។​ មន្ទីរពេទ្យអន្តរជាតិ​បំរុងរ៉ាដមានបន្ទប់សម្រាលកូនយ៉ាងទំនើប​​ ដែលបំពាក់ដោយបរិក្ខារទាន់សម័យ និងបច្ខេកវិជ្ជាខ្ពស់ប្រកបដោយសុវត្ថិភាព ដែលមានបរិយាកាសប្រកបដោយភាពកក់ក្តៅនិងមានភាពជាឯកជន។ ពេលសម្រាលយើងមានបុគ្គលិកជាវេជ្ជបណ្ឌិតជំនាញឯកទេស គិលានុបដ្ឋាក នៅជុំវិញដើម្បីជួយអ្នក​ ហើយអ្នកអាចមានអារម្មណ៍ប្រាកដថា កូនរបស់អ្នកនឹងប្រសូត្រឡើងនៅក្នុងបរិដ្ឋានមួយដែលល្អបំផុត ដែលប្រព្រឹត្តទៅនៅក្នុងពេលដែលមានតម្លៃបំផុតនៅក្នុងជីវិតរបស់អ្នក។</text:p>
      <text:p text:style-name="P4"/>
      <text:p text:style-name="P8"><text:a xlink:type="simple" xlink:href="https://www.bumrungrad.com/kh/treatments/babydelivery#baby-delivery-options" text:style-name="Internet_20_link" text:visited-style-name="Visited_20_Internet_20_Link">ជម្រើសក្នុងការសម្រាលកូន</text:a></text:p>
      <text:p text:style-name="P4">បន្ទប់សម្រាលនៅមន្ទីរពេទ្យ​បំរុងរ៉ាដអាចទទួលបម្រើ២៤ម៉ោងពេញមួយថ្ងៃជាមួយសេវាកម្មដួចតទៅ៖ </text:p>
      <text:list xml:id="list2850466254" text:style-name="L5">
        <text:list-item>
          <text:p text:style-name="P15"><text:span text:style-name="Strong_20_Emphasis">សម្រាលតាមធម្មជាតិ៖</text:span> វាជាជម្រើសដ៏ប្រសើរសំរាប់មាតាដែលមានសុខភាពល្អ និងទារកដែលមិនមានលក្ខណៈខុសពីប្រក្រតី ពោលគឺមិនមានផលវិបាកដើម្បីធ្វើការវះកាត់ និងបង្កររោគ។​ ការសម្រាលតាមធម្មជាតិ បង្ហូរទឹកភ្លោះចេញពីសួតរបស់ទារកអាចជួយធ្វើឲ្យសួតរបស់ទារករីកបានល្អទៅតាមដំណើរការរបស់ធម្មជាតិ។ </text:p>
        </text:list-item>
        <text:list-item>
          <text:p text:style-name="P15"><text:span text:style-name="Strong_20_Emphasis">សម្រាលតាមទ្វាមាសដោយការចាក់ថ្នាំបំបាត់ការឈឺចាប់តាម</text:span> <text:span text:style-name="Strong_20_Emphasis">epidural</text:span>: គឺជម្រើសមួយផ្សេងទៀតមាតានិងទារកទាំងអស់ដែលមានសុខភាពល្អ ជាមួយជម្រើសសម្រាលតាមធម្មជាតិនេះ វេជ្ជបណ្ឌិតរបស់យើងបានប្រើវិធីសាស្រ្តដើម្បីកាត់ផ្តាច់ទំនាក់ទំនងប្រព័ន្ធប្រសាទឆ្អឹងខ្នងដើម្បីបន្ថយការឈឺចាប់នៅពេលសម្រាលដោយការចាក់ថ្នាំចូលទៅក្នុងប្រហោងរបស់ខួរឆ្អឹងខ្នង។ ទោះបីជាការឈឺចាប់ត្រួវបានកាត់បន្ថយក្តី តែស្ត្រីនៅតែមានអារម្មណ៏ថាទារកនៅតែឆ្លងកាត់ទ្វាមាស។ ​ </text:p>
        </text:list-item>
        <text:list-item>
          <text:p text:style-name="P14"><text:span text:style-name="Strong_20_Emphasis">សម្រាលដោយការវះកាត់៖</text:span> នេះគឺជាវិធីសាស្រ្តមានសុវត្ថិភាពបំផុតការសម្រាលបើសិនស្រ្តីមិនអាចសម្រាលតាមធម្មជាតិបាន ដោយសារស្ត្រីមានលក្ខខ័ណ្ឌផ្នែកសុខភាព ទារកមានបញ្ហាឬទម្រង់ទារកមិនធម្មតានៅក្នុងស្បូន។​ ដោយការសម្រាលដោយការវះកាត់ (C-section) វាជាទម្រង់ការវះកាត់ ដោយមានការបាត់បង់ឈាម និងរយៈពេលជាសះស្បើយយូរបន្តិចដោយសារវាត្រូវការថែទាំលើមុខរបួសវះកាត់។ មាតា និងទារកដែលមានសុខភាពល្អក៏មានសុវត្ថិភាពដែរបើសិនសម្រាលដោយការវះកាត់ ប៉ុន្តែមាតាគួរតែយល់នូវបញ្ហានៃការថែទាំបន្ទាប់ពីសម្រាលតាមប្រភេទនេះ។ </text:p>
        </text:list-item>
      </text:list>
      <text:p text:style-name="Text_20_body">នៅពេលសំរាល ក្រុមគ្រូពេទ្យដែលអ្នកជ្រើសរើស មានវេជ្ជបណ្ឌិត អ្នកដាក់ថ្នាំសណ្តំ គិលានុប្បដ្ឋាក និងអ្នកថែទារកនឹងស្ថិតនៅជាមួយហើយផ្តល់ការថែទាំយ៉ាងជាប់លាប់ទៅដល់មាតា និងទារក។ នៅពេលដែលទារកសំរាលភ្លាម បុគ្គលិកដែលមើលថែទាំទារកនឹងផ្តល់ការថែទាំដោយយកចិត្តទុកដាក់ចំពោះសុខភាពទារករបស់អ្នក។​​<text:line-break/> <text:line-break/>នឹងមានធ្វើការតាមដានរុករកភាពមិនប្រក្រតីចំពោះទារក ហើយទារកនឹងទទួលបានការទទួលបានការថែទាំយ៉ាងឆាប់រហ័សពីសំណាក់វេជ្ជបណ្ឌិតនៅផ្នែក NICU និងគិលានុបដ្ឋាកដែលមានការបណ្តុះបណ្តាល​ជំនាញឯកទេសដែលនៅប្រចាំការ ២៤ម៉ោងក្នុង១ថ្ងៃ និង៧ថ្ងៃក្នុងមួយសប្តាហ៍។​.<text:line-break/><text:soft-page-break/><text:line-break/>ចំពោះកញ្ចប់សម្រាលអាចនឹងត្រូវបង្ហាញនៅទំព័រ​<text:span text:style-name="T2">កញ្ចប់សម្រាល​</text:span>របស់យើង។</text:p>
      <text:p text:style-name="Text_20_body"/>
      <text:p text:style-name="Standard"/>
      <text:p text:style-name="Standard"><text:a xlink:type="simple" xlink:href="https://www.bumrungrad.com/kh/treatments/babydelivery#additional-delivery-services-available" text:style-name="Internet_20_link" text:visited-style-name="Visited_20_Internet_20_Link">សេវាកម្មសម្រាលដែលមានបន្ថែមទៀត </text:a></text:p>
      <text:p text:style-name="Text_20_body"/>
      <text:list xml:id="list2211687037" text:style-name="L6">
        <text:list-item>
          <text:p text:style-name="P16"><text:span text:style-name="Strong_20_Emphasis">សេវាសម្រាប់ពិនិត្យផ្ទែពោះដែលកត្តាប្រឈមខ្ពស់ និងផលវិបាក </text:span></text:p>
        </text:list-item>
      </text:list>
      <text:p text:style-name="Text_20_body">មន្ទីរពេទ្យ​បំរុងរ៉ាដយល់ថាមិនមែនគ្រប់ករណីមានផ្ទៃពោះទាំងអស់មានការវិវត្តន៍ទៅដោយរលូននោះទេ។​ យើងមានសេវាកម្មច្បាស់លាស់ដើម្បីជួយចំពោះផលវិបាកនានាដែលអ្នក និងទារករបស់អ្នកអាចជួបប្រទះនៅពេលមានផ្ទៃពោះ។​ យើងអាចធ្វើការតាមដានសុខភាពរបស់មាតា និងទារកនៅគ្រប់ដំណាក់កាលនៃការមានផ្ទៃពោះ ជាពិសេសជាមួយផលវិបាកនានាដូចតទៅនេះ៖​​ </text:p>
      <text:list xml:id="list1508267652" text:style-name="L7">
        <text:list-item>
          <text:p text:style-name="P18">បើសិនស្ត្រីមានប្រវត្តិក្នុងការសម្រាលកូនពិបាក រលូត ឬវះតាត់ </text:p>
        </text:list-item>
        <text:list-item>
          <text:p text:style-name="P18"> បើសិនស្ត្រីមានប្រវត្តិក្នុងការសម្រាលកូនមិនគ្រប់ខែ (​មុន​៣៧​សប្តាហ៍) </text:p>
        </text:list-item>
        <text:list-item>
          <text:p text:style-name="P18">បើសិនមានផលវិបាក ដូចជា ជំងឺទឹកនោមផ្អែម ជំងឺលើសសម្ពាធឈាម ជំងឺតំរងនោម ជំងឺបេះដូង ។ល។ </text:p>
        </text:list-item>
        <text:list-item>
          <text:p text:style-name="P18">ស្ត្រីមានមានអាយុតិចជាង​១៦ឆ្នាំ ឬច្រើនជាង ៤០ឆ្នាំ </text:p>
        </text:list-item>
        <text:list-item>
          <text:p text:style-name="P18">កូនភ្លោះ </text:p>
        </text:list-item>
        <text:list-item>
          <text:p text:style-name="P18">ទារកស្ថិតនៅក្នុងទម្រង់កូនបញ្ច្រាស ឬមានបញ្ហាជាមួយទម្រង់កូន (​រកឃើញនៅសប្តាហ៍ទី៣៤ និងក្រោយមកទៀត) </text:p>
        </text:list-item>
        <text:list-item>
          <text:p text:style-name="P18">ទំហំរបស់ស្បូនមិនត្រួវជាមួយអាយុរបស់ផ្ទៃពោះ </text:p>
        </text:list-item>
        <text:list-item>
          <text:p text:style-name="P18">បើសិនទម្ងន់របស់ទារក​តិចជាង​២៥០០ក្រាម ឬច្រើនជាង​៤០០០ក្រាម </text:p>
        </text:list-item>
        <text:list-item>
          <text:p text:style-name="P18">បើសិនមានធ្លាក់ឈាមអំឡុងមានផ្ទៃពោះ </text:p>
        </text:list-item>
        <text:list-item>
          <text:p text:style-name="P18">បើសិនស្រ្តីមានផ្ទៃពោះលើសពី៤០​សប្តាហ៍ </text:p>
        </text:list-item>
        <text:list-item>
          <text:p text:style-name="P17">បើសិនការលូតលាស់របស់ទារកតិចជាង១គក្រ/ខែបន្ទាប់ពី២៤សប្តាហ៍ </text:p>
        </text:list-item>
      </text:list>
      <text:list xml:id="list3032040842" text:style-name="L8">
        <text:list-item>
          <text:p text:style-name="P20">ការពិនិត្យតាមដានចង្វាក់បេះដូងទារក Heart NST (Non Stress Test): បន្ទាប់ពីទារកចាប់ផ្តើមកំរើកនៅក្នុងស្បូន Heart NST អាចធ្វើឡើងដើម្បីត្រួតពិនិត្យចង្វាក់បេះដូងរបស់ទារកបើសិនស្រ្តីមានលក្ខខ័ណ្ឌដូចតទៅនេះ៖ </text:p>
          <text:list>
            <text:list-item>
              <text:p text:style-name="P20">ជំងឺទឹកនោមផ្អែម ជំងឺលើសសម្ពាធឈាម ជំងឺបេះដូង​ និងផលវិបាកទាំងឡាយដែលស្រដៀងគ្នាដ៏ទៃទៀត </text:p>
            </text:list-item>
            <text:list-item>
              <text:p text:style-name="P20">ទារកកំរើកមិនទៀងទាត់ </text:p>
            </text:list-item>
            <text:list-item>
              <text:p text:style-name="P20">មានផ្ទៃពោះហួសថ្ងៃកំណត់ </text:p>
            </text:list-item>
            <text:list-item>
              <text:p text:style-name="P20">ចំណុះទឹកភ្លោះមានតិច ឬច្រើនខុសពីធម្មតាដែលបណ្តាលឲ្យមានកំណើតមិនធម្មតា </text:p>
            </text:list-item>
            <text:list-item>
              <text:p text:style-name="P19">ទារកក្នុងផ្ទៃមានការរីកការលូតលាស់យឺតជាងធម្មតា </text:p>
            </text:list-item>
          </text:list>
        </text:list-item>
      </text:list>
      <text:list xml:id="list2876819842" text:style-name="L9">
        <text:list-item>
          <text:p text:style-name="P22"><text:soft-page-break/><text:span text:style-name="Strong_20_Emphasis">សំបុត្រកំណើត៖</text:span> សំបុត្រកំណើតអាចត្រូវបានធ្វើឡើងទាំងពីរភាសា​ ថៃ និងអង់គ្លេស។​ សំបុត្រកំណើតជាភាសាអង់គ្លេសនឹងត្រួវបញ្ជូនទៅក្រសួងការបរទេសដើម្បីបញ្ជាក់លិខិតជាផ្លូវការណ៏។ </text:p>
        </text:list-item>
        <text:list-item>
          <text:p text:style-name="P22"><text:span text:style-name="Strong_20_Emphasis">ថ្នាក់ត្រៀមមុនកំណើត៖</text:span> ថ្នាក់ត្រៀមមុនកំណើតត្រូវបានរៀបចំឡើងដើម្បីជួយដល់ឪពុកម្តាយដែលមានកូនដំបូង។​​ ឪពុកម្តាយរបស់យើងរៀននូវព័ត៌ដែលមានសារៈសំខាន់ដំណើរការសម្រាល ក៏ដូចជាផលប្រយោជន៍ដ៏ទៃផ្សេងទៀតបទពិសោធន៍សម្រាលប្រកបដោយគុណភាព។ </text:p>
        </text:list-item>
        <text:list-item>
          <text:p text:style-name="P21"><text:span text:style-name="Strong_20_Emphasis">ផ្តល់ប្រឹក្សា និងយោបល់៖</text:span> បុគ្គលិកជំនាញរបស់យើងនឹងចែករំលែកយោបល់ និងបទពិសោធន៍ទិដ្ឋភាពទាំងអស់នៃដំណើរការសម្រាល។ </text:p>
        </text:list-item>
      </text:list>
      <text:p text:style-name="Text_20_body"/>
      <text:p text:style-name="Text_20_body"/>
      <text:p text:style-name="Text_20_body"/>
      <text:p text:style-name="Standard"><text:a xlink:type="simple" xlink:href="https://www.bumrungrad.com/kh/treatments/babydelivery#our-delivery-rooms" text:style-name="Internet_20_link" text:visited-style-name="Visited_20_Internet_20_Link">បន្ទប់សម្រាលរបស់យើង</text:a></text:p>
      <text:p text:style-name="Text_20_body"/>
      <text:p text:style-name="P6">មន្ទីរពេទ្យ​បំរុងរ៉ាដបានផ្តល់ជូននូវបន្ទប់សម្រាលដែលទំនើបហើយមានគុណភាពខ្ពស់  </text:p>
      <text:list xml:id="list4131476577" text:style-name="L11">
        <text:list-item>
          <text:p text:style-name="P24">បន្ទប់សម្រាលតាមបែបធម្មជាតិដែលរៀបចំឡើងយ៉ាងពិសេសចំនួន៦ ជាមួយនឹងគ្រែសម្រាលដែលមានលក្ខណៈជាឯកជនផ្ទាល់របស់អ្នក និងបន្ទប់ទឹក ដែលអនុញ្ញាត្តឲ្យ ម្តាយនិងឪពុកនាំទារករបស់ពួកគេចូលទៅក្នុងបរិយាកាសដែលមានផាសុខភាពសេរីនែការថែទាំព្យាបាល។ </text:p>
        </text:list-item>
        <text:list-item>
          <text:p text:style-name="P23">បន្ទប់ប្រតិបត្តិការត្រួតពិនិត្យកម្តៅចំនួន៤ វាត្រូវបានរៀបចំឡើងជាពិសេសផ្តល់​ជូនចំពោះសេវាកម្មសម្រាល ដោយរក្សាទុកជាមួយនឹងស្តង់ដាដែលមានកម្រិតខ្ពស់បំផុតនៅមន្ទីរពេទ្យបំរុងរ៉ាដ ។​ </text:p>
        </text:list-item>
      </text:list>
      <text:p text:style-name="Text_20_body"/>
      <text:p text:style-name="Text_20_body"/>
      <text:p text:style-name="Standard"><text:a xlink:type="simple" xlink:href="https://www.bumrungrad.com/kh/treatments/babydelivery#baby-club-your-baby-s-privileges-at-bumrungrad" text:style-name="Internet_20_link" text:visited-style-name="Visited_20_Internet_20_Link">ក្លឹបទារក៖ អភ័យឯកសិទ្ធិទារករបស់អ្នកនៅមន្ទីរពេទ្យបំរុងរ៉ាដ</text:a></text:p>
      <text:p text:style-name="Text_20_body"/>
      <text:p text:style-name="P6">ទារកទាំងឡាយដែលកើតនៅមន្ទីរពេទ្យបំរុងរ៉ាដ  ទារកនឹងទទួលបានជាសមាជិកដោយស្វ័យប្រវត្តិចូលទៅក្នុងកម្មវិធីក្លឹបទារករបស់យើង​ ដោយផ្តល់ឲ្យនូវការចុះតម្លៃចំនួន១២ឆ្នាំដំបូងនៃជីវិតរបស់ពួកគេ។ </text:p>
      <text:list xml:id="list1902020801" text:style-name="L13">
        <text:list-item>
          <text:p text:style-name="P26">បញ្ចុះតម្លៃ១០%សម្រាប់សេវាកម្មពិនិត្យជម្ងឺក្រៅ </text:p>
        </text:list-item>
        <text:list-item>
          <text:p text:style-name="P26">បញ្ចុះតម្លៃ១០%សម្រាប់ការទិញឱសថ </text:p>
        </text:list-item>
        <text:list-item>
          <text:p text:style-name="P25">បញ្ចុះតម្លៃ១០%សម្រាប់តម្លៃបន្ទប់សម្រាកពេទ្យផ្សេងៗ </text:p>
        </text:list-item>
      </text:list>
      <text:p text:style-name="Text_20_body"/>
      <text:p text:style-name="Text_20_body"><text:soft-page-break/></text:p>
      <text:h text:style-name="Heading_20_1" text:outline-level="1">តើ​ការសម្រាលកូន នាពេលបច្ចុប្បន្ន មាន​ជំនួយ​វេជ្ជសាស្ត្រ​ច្រើន​ជ្រុល​មែន​ឬ </text:h>
      <text:p text:style-name="Text_20_body"/>
      <text:p text:style-name="Text_20_body">អង្គការ​សុខភាព​ពិភពលោក បាន​ចេញ​សេចក្តីអំពាវនាវ​ កាលពី​ថ្ងៃព្រហស្បតិ៍​មុន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 សម្រាប់​អង្គការ​ បច្ចុប្បន្ន​នេះ ក្រុមគ្រូពេទ្យ​ មាន​និន្នាការ​ បាន​ងាក​ទៅ​ប្រើ​ជំនួយវេជ្ជសាស្ត្រ ដូច​ជា​ថ្នាំពន្លឿន​ការកន្ទ្រាក់ស្បូន​ឱ្យ​ឆាប់​សម្រាលកូន ការ​វះកាត់ ឬ​ថ្នាំ​បំបាត់​ការ​ឈឺ​ចាប់​ ព្យួរសេរ៉ូម ... ដែល​ជំនួយ​ទាំង​អស់​នេះ ពេល​ខ្លះ ​​គ្មាន​ប្រយោជន៍​ទាល់​សោះ​។ </text:p>
      <text:p text:style-name="Text_20_body">ការ​វិវឌ្ឍន៍​នៃ​វេជ្ជសាស្ត្រ បានជួយ​មនុស្សជាតិ​ច្រើន​ណាស់ ! នៅ​ក្នុង​ផ្នែក​សម្ភព​និង​រោគស្ត្រី ភាព​ជឿន​លឿន​នេះ បាន​កាត់​បន្ថយ​អត្រា​មរណៈ​ បាន​យ៉ាង​ច្រើន ៖ ឈឺ​ពោះ​យូរ ឈឺ​ចាប់​ខ្លាំង កូន​កើត​មិន​រួច ស្ត្រី​​អ្នក​ពរពោះ​ចុះ​កម្លាំង​ខ្សោយ​ជ្រុល កូន​មិន​បង្វិល ... វេជ្ជសាស្ត្រ​សម័យ​ថ្មី​អាច​ជួយ​ដោះសម្រួល​បញ្ហា​ទាំង​អម្បាល​នេះ​បាន​។ ពាក្យ​ថាសម្រាល​កូន​ ដែល​មាន​ន័យ​បែប​ធូរស្បើយ បាន​មក​ជំនួស​ពាក្យ​​​ឆ្លងទន្លេ​ដែល​អ្នក​ម្តាយ​ខ្មែរតែង​តែ​ប្រើ និង​មាន​បង្កប់​អត្ថន័យ​ ភ័យ​ខ្លាច​​​ជាមួយ។ </text:p>
      <text:p text:style-name="Text_20_body"/>
      <text:p text:style-name="Text_20_body">ប៉ុន្តែ​ផ្តល់​កំណើត​ដល់​កូន ជា​ចំណែក​មួយ​នៃច្បាប់​ធម្មជាតិ។ ថ្វី​បើ​វិស័យ​វេជ្ជសាស្ត្រ​​បាន​វិវឌ្ឍ​ខ្លាំង ដ៏​អស្ចារ្យ​ កាត់​បន្ថយ​អត្រាមរណៈ​នៃកុមារ និ​ងមាតា បាន​ច្រើនគួរ​ឱ្យ​កត់​សម្គាល់​មែន តែ​​ភាព​ជឿន​លឿន​នេះ​ក៏​បាន​​ប្តូរ​ផ្លាស់​យ៉ាង​ខ្លាំង​ដែរ ដល់​ទទួល​បន្ទុក​សម្រាល​កូន។​​ ត្រួត​ពិនិត្យ​ជា​ស្វ័យប្រវត្តិ​​ចង្វាក់​បេះដូង​កូន​ពោះ​ ទាំង​ម្តាយ​កំពុង​ប្រឹង​បង្កើត ព្យួរ​សេរ៉ូម លូក​ស្ទាប​ទ្វារ​មាស​ ញយ​ជ្រុល​ដើម្បី​បាន​ដឹង​ថា​ស្បូន​បើក​លឿន​ឬ​ឆាប់ ហាម​នេះ​ហាម​នោះ​ថែម​នេះ​ថែម​នោះ ... មាន​ន័យ​​​បច្ចុប្បន្ន​​នេះ​ គេ​ប្រើ​ជំនួយ​វេជ្ជសាស្ត្រ​ច្រើន​ជ្រុល​នៅ​ពេល​សម្រាល​កូន​ឬ ? អង្គការ​សុខភាព​ពិភពលោក​បានឆ្លើយថា “មែន” ! នេះ​មិនមែន​ជា​កំហុស​របស់​គ្រូពេទ្យ​និង​ឆ្មប​ទេ ! តែ​បណ្តាល​មក​ពី​ឯកសារ​យោង​ស្តីពី​ការ​កន្ទ្រាក់​ស្បូន​ឆ្លង​ទន្លេ​ មិន​ត្រឹម​ត្រូវ។</text:p>
      <text:p text:style-name="Text_20_body">តាំ​ងពី​ឆ្នាំ​១៩៥០​មក ឯកសារ​វេជ្ជសាស្ត្រ​ បាន​កំណត់​ថា នៅ​ពេល​ស្ត្រី​ឈឺពោះ​ឆ្លង​ទន្លេ បើ​ស្បូន​​ស្ត្រី​បើក​យឺតៗ តិច​ជាង​មួយ​សង់ទីម៉ែត្រ​ក្នុងម៉ោង នោះ​គេ​អាច​ចាត់​ទុក​ថា​ជា​ករណីសម្រាល​កូន “មិន​ធម្មតា”​ ហើយ ! </text:p>
      <text:section text:style-name="Sect1" text:name="tms-block-45563138439027884">
        <text:p text:style-name="Text_20_body"/>
        <text:section text:style-name="Sect1" text:name="google_ads_iframe_/33480810/web/rfi/km/edition/inread_0__container__">
          <text:p text:style-name="P28"><draw:frame draw:style-name="fr2" draw:name="Object1" text:anchor-type="as-char" svg:width="3.1252in" svg:height="0.0161in" draw:z-index="0"><draw:floating-frame draw:frame-name="google_ads_iframe_/33480810/web/rfi/km/edition/inread_0"/></draw:frame></text:p>
        </text:section>
      </text:section>
      <text:p text:style-name="Text_20_body">ហេតុ​ដូច្នេះ​ហើយ​បាន​ជា នៅ​ពេល​គ្រូពេទ្យ ក៏​ដូច​ជា​បុគ្គលិក​ឆ្មប ទាំង​ឡាយ ប្រឈម​នឹង​​ស្ថានភាព​ស្បូន​បើក​យឺត​ ជាង​អ្វី​មាន​ចែង​ក្នុង​ឯកសារ​យោង​ខាង​លើ​នោះ ពួក​គាត់​មាន​និន្នាការ​នឹង​ធ្វើ​អន្តរាគមន៍​ភ្លាម ! ​ជា​អន្តរាគមន៍​វេជ្ជសាស្ត្រ ជួន​ដោយ​សម្រេច​ធ្វើ​ការ​សម្រាល​កូន​ដោយ​ការ​វះកាត់ ជួន​<text:soft-page-break/>ដោយ​ថ្នាំ​ ដើម្បី​ពន្លឿន​ការកន្ទ្រាក់​នៃ​ស្បូន​ ឱ្យ​ឆាប់​បើក​​ ដែល​ជា​មូលហេតុ​នាំ​ឱ្យ​មាន​ការ​ប្រើប្រាស់​ថ្នាំ​កាន់​តែច្រើន​ឡើង​ៗ ពេល​សម្រាល​កូន។</text:p>
      <text:p text:style-name="Text_20_body">ប៉ុន្តែ​ចាប់​ពី​ថ្ងៃព្រហស្បតិ៍​ទី ១៥ កុម្ភៈ​មក អង្គការ​សុខភាព​ពិភពលោក បាន​ចេញ​អនុសាសន៍​ណែនាំ​ថ្មី​ ឱ្យ​គ្រប់​អ្នក​វេជ្ជសាស្ត្រ កុំ​យក​ កំរិត​បើក​ស្បូន​១​សង់ទីម៉ែត្រ​ក្នុង​ម៉ោង ក្នុង​ឯកសារ​យោង​ចាស់ មក​ធ្វើ​ជា​គោល​ទៀត។ ព្រោះ​បើ​តាម​ការ​ស្រាវជ្រាវ​ថ្មីៗ​ចុងក្រោយ ជា​ច្រើន​ បាន​បង្ហាញ​ថា គេ​មិន​អាច​យក​អនុសាសន៍​ចាស់មក​អនុវត្ត​លើ​គ្រប់​ស្ត្រី​ និង​គ្រប់​ការ​សម្រាលកូន​បាន​ទៀត​ឡើយ។ សម្រាប់​អង្គការ​សុខភាព​ពិភពលោក មាន​​រង្វាស់​សម្រាប់​វាស់​ហានិភ័យ​ របស់​ស្ត្រី​ពរពោះ​រៀប​ឆ្លង​ទន្លេ​ទេ។</text:p>
      <text:p text:style-name="Text_20_body">​អង្គការ​សុខភាព​ពិភពលោក បាន​សង្កេត​ឃើញ​ថា បច្ចុប្បន្ន​នេះ អត្រា​នៃ​ការ​ផ្តល់​កំណើត​កូន​ដោយ​ការ​វះកាត់​ បាន​កើន​ឡើង​និង​ប្រែប្រួលតិច​ឬ​ច្រើន​​ ពី​តំបន់​មួយ​ទៅ​តំបន់​មួយ​ ប៉ុន្តែ​ជា​កំណើន​ដែល​គួរ​ឱ្យ​ព្រួយ​បារម្ភមែនទែន។ ការ​វះ​កាត់​បង្កើត​កូន​ កាល​ដើម​ឡើយ ត្រូវ​បាន​អនុវត្តធ្វើ​ តែ​ក្នុង​ករណី​ចាំបាច់ ដើម្បី​សង្គ្រោះជីវិត ដើម្បី​បញ្ជៀស​ការ​សម្រាលកូន​ស្មុគស្មាញ​ តែ​ឥលូវ​បាន​ក្លាយ​​ជា​ជម្រើស ឬ​ស្ទើរ​ក្លាយ​ជា​​ធម្មតា​ ​ទៅ​វិញ​។</text:p>
      <text:p text:style-name="Text_20_body">“ការ​ពរពោះ​មិនមែន​ជា​ជំងឺ ហើយ​ការ​សម្រាល​កូន​ជា​បាតុភូត​ធម្មជាតិ ដែល​ស្ត្រី​អាច​មាន​សមត្ថភាព​ពី​ធម្មជាតិ ធ្វើ​ឱ្យ​ដោយ​ខ្លួនឯង​ ដោយ​គ្មាន​អន្តរាគមន៍” ! នេះ​ជា​ការ​គូសបញ្ជាក់​បន្ថែម​របស់​លោក​វេជ្ជបណ្ឌិត Olufemi Oladapo គ្រូពេទ្យ​ប្រចាំ​នាយកដ្ឋាន​សុខភាពបន្តពូជ​របស់​អង្គការ​សុខភាព​ពិភពលោក។</text:p>
      <text:p text:style-name="Text_20_body">តែ​ ក្នុង​រយៈ​ពេល​ពីរ​ទសវត្សរ៍​ចុងក្រោយ​នេះ អ្វី​ដែល​គេ​បាន​ឃើញ បាន​ជួប គឺ​ការ​ធ្វើ​អន្តរាគមន៍​វេជ្ជសាស្ត្រ ​ដោយ​ឥត​ប្រយោជន៍​លើ​ស្ត្រី​ នៅ​ពេល​ឆ្លង​ទន្លេ។ សម្រាប់​អង្គការ​សុខភាព​ពិភពលោក ស្ត្រី​មាន​គ៌ភគ្រប់ខែ​ឈឺពោះ​ឆ្លង​ទន្លេ កូន​ដំបូង អាច​ប្រើ​ពេល​វេលា​យូរ បើ​នៅ​ក្រោម​​​១២​ម៉ោង​ គួរ​តែ​ត្រូវ​បាន​ចាត់​ទុក​ថា​ជា​ករណី​ធម្មតា និង​ក្រោម​១០​ម៉ោង ចំពោះ​ករណីឆ្លង​ទន្លេ​​កូន​ទីពីរ ឬ​កូន​បន្ទាប់ៗ។ ប៉ុន្តែ​លោក​​លោក​វេជ្ជបណ្ឌិត សូម​អំពាវនាវ​ជា​ថ្មី​កុំ​ឱ្យ​គ្រូពេទ្យ​ស្លុង​ជាប់​យក​សេចក្តី​ណែនាំ​ថ្មីនេះ​មក​ធ្វើ​ជា​អនុសាសន៍គោល​​ បែប​សកល​ឱ្យ​សោះ។ ការ​សម្រាលកូន​ផ្តល់​កំណើតឱ្យ​​មនុស្ស​ម្នាក់ៗ​ សុទ្ធ​តែ​ខុស​គ្នា​ ​ និង​សុទ្ធ​តែ​ជា​​ករណី​ទោល​ទាំងអស់ ! </text:p>
      <text:p text:style-name="Text_20_body"/>
      <text:p text:style-name="P29">លម្អិតពីការសម្រាលដោយវះកាត់ ទាំងគុណសម្បត្តិនិងផលវិបាក</text:p>
      <text:p text:style-name="Text_20_body"/>
      <text:p text:style-name="Text_20_body">លម្អិតពីការសម្រាលដោយវះកាត់ ទាំងគុណសម្បត្តិនិងផលវិបាក<text:line-break/><text:line-break/>ការសម្រាលដោយវះកាត់<text:line-break/><text:line-break/>មធ្យោបាយសម្រាលកូនដោយការវះកាត់ជាដំណើរការវះកាត់បរិវេណពោះម៉ាក់និងស្បូនដើម្បីយកទារកក្នុងផ្ទៃនិងសុកចេញមកក្រៅ ជំនួសឲ្យការសម្រាលបែបធម្មជាតិ។ អាចនិយាយបានថាស្ត្រីមួយចំនួនជ្រើសរើសវិធីសម្រាលបែបទំនើបនេះដើម្បីកាត់បន្ថយហានិភ័យគ្រោះថ្នាក់មួយចំនួនទោះជាស្ថានភាពរាងកាយ និងសុខភាពគាត់គ្រប់គ្រាន់អាចសម្រាលដោយធម្មជាតិក៏ដោយ ប៉ុន្តែ<text:soft-page-break/>ករណីខ្លះទៀតម៉ាក់ដែលមានស្ថានភាពមិនល្អគ្រប់គ្រាន់ដែលគ្រូពេទ្យបញ្ជាក់ថាត្រូវតែវះកាត់ជាជម្រើសតែមួយគត់ដើម្បីសុវត្ថិភាពទាំងម្ដាយនិងកូនក្នុងពោះ។ បញ្ជាក់ម្ដងទៀត ការសម្រាលដោយវះកាត់ក្នុងស្ថានភាពខ្លះជាភាពចាំបាច់ ហើយការសម្រេចចិត្តជួនកាលមិនស្ថិតលើម៉ាក់ជាអ្នកអារកាត់ទេ។<text:line-break/><text:line-break/>ខាងក្រោមនេះជាគុណសម្បត្តិនិងគុណវិបត្តិរបស់ការសម្រាលដោយវះកាត់៖<text:line-break/><text:line-break/>មានសំណួរច្រើនណាស់ដែលអ្នកម្ដាយទើបពពោះកូនដំបូងសួរដដែលៗថា ម៉េចបានចាំបាច់សម្រាលដោយវះកាត់? ការសម្រាលដោយធម្មជាតិ មានផលអាក្រក់មែន? អាក្រក់អីខ្លះ? ដូច្នេះ ម៉ាក់មុនសម្រេចចិត្តសម្រាលដោយការវះកាត់ គួរស្វែងយល់លម្អិតពីគុណប្រយោជន៍និងផលប៉ះពាល់របស់វិធីសម្រាលបែបទំនើបនេះសិនជាការល្អ។ ករណីទារកក្នុងផ្ទៃម៉ាក់ធំពេក មិនអាចកើតដោយធម្មជាតិបាន ករណីទីតាំងកូនមិនបង្វិលក្បាលចុះក្បាល (កូនបញ្ច្រាស) ករណីម្ដាយទាមទារការជួយអន្តរាគមន៍ពីវេជ្ជសាស្ត្រឬក្រុមគ្រូពេទ្យ ករណីសុករុំកកូន ករណីម៉ាក់មានកូនភ្លោះចាប់ពី២ ឬលើសនេះ ម៉ាក់កម្ពស់ទាប ឆ្អឹងអាងត្រគាកតូចពេក ទងសុកក៏ខ្លីពេក ឬលក្ខខណ្ឌសុខភាពរាងកាយម៉ាក់មានបញ្ហាច្រើនទៀត។ល។ សុទ្ធតែជាហេតុផលទាមទារជម្រើសសម្រាលដោយវះកាត់ដើម្បីសុវត្ថិភាព។ ដោយឡែកម៉ាក់គួរដឹង និងត្រៀមខ្លួនជាស្រេចថា ជម្រើសនៃការសម្រាលដោយវះកាត់ វានឹងប៉ះពាល់ដល់គុណភាពប្រព័ន្ធភាពស៊ាំរាងកាយកូន ដែលទាមទារការយកចិត្តទុកដាក់ជាកូនដែលសម្រាលដោយធម្មជាតិក្នុងការពង្រឹងប្រព័ន្ធការពាររាងកាយ ទល់នឹងជំងឺមួយចមនួន។<text:line-break/><text:line-break/>ការសម្រាលដោយវះកាត់<text:line-break/><text:line-break/>គុណសម្បត្តិ<text:line-break/><text:line-break/>- ល្អសម្រាប់ម៉ាក់ដែលត្រូវការការអន្តរាគមន៍ផ្នែកវេជ្ជសាស្ត្រ - ម៉ាក់អាចកំណត់ពីពេលវេលាជាក់លាក់ក្នុងការសម្រាល - ម៉ាក់មានពេលគ្រប់គ្រាន់ក្នុងការត្រៀមទុកមុន ទាំងពេលវេលា និងកម្លាំងចិត្តកម្លាំងកាយ - មិនមានការឈឺចាប់អំឡុងពេលសម្រាល - ម៉ាក់អាចប្រើថ្នាំបញ្ចុះក្រោយសម្រាលចៀសវាងការឆ្លងជំងឺនានា"<text:line-break/><text:line-break/>គុណវិបត្តិ<text:line-break/><text:line-break/>- រាងកាយម៉ាក់ប្រើពេលយូរដើម្បីត្រឡប់ទៅរកភាពដូចដើមមុនសម្រាល - បាត់បង់ឈាមច្រើននិងប្រើពេលយូរដើម្បីផ្សះមុខរបួស - ផលវិបាកដល់ការពពោះបន្ទាប់ដូចជា មានស្នាម/ផ្លែលើមុខរបួសវះពីមុន មានបញ្ហាដាច់រហែកសុខ ឬជម្រៅជ្រៅជាដើម - ផលវិបាកពីការវះកាត់ - ប្រព័ន្ធភាពស៊ាំកូនខ្សោយ ប្រឈមបញ្ហាអាល្លែកហ្ស៊ីហើយឆាប់ឈឺថ្កាត់ - ចំណាយប្រាក់កាសច្រើនលើមុខកាំបិតវះកាត់<text:line-break/><text:line-break/>ការសម្រាលដោយធម្មជាតិ<text:line-break/><text:line-break/>គុណសម្បត្តិ<text:line-break/><text:soft-page-break/><text:line-break/>- ល្អសម្រាប់ម៉ាក់ដែលមានស្ថានភាពសុខភាពល្អ - ម៉ាក់ឆាប់ជាសះពីមុខរបួសលឿន - បាត់បង់ឈាមតិចអំឡុងសម្រាល - ម៉ាក់មានទឹកដោះច្រើនឲ្យកូនបៅភ្លាមៗក្រោយសម្រាល - មិនមានហានិភ័យនិងផលវិបាកផ្សេងៗពិការវះកាត់ - មិនមានបញ្ហា ឬហានិភ័យសម្រាប់ការយកកូនបន្ទាប់ - ប្រព័ន្ធការពាររាងកាយនិងភាពធន់របស់ទារកល្អជាងទារកដែលសម្រាលដោយវះកាត់ - ការចំណាយតិចជាងសម្រាលដោយវះកាត់"<text:line-break/><text:line-break/>គុណវិបត្តិ<text:line-break/><text:line-break/>-ឈឺពោះយូរហើយអត់ដឹងពេលសម្រាលជាក់លាក់ - ពិបាករៀបចំឲ្យបានស្រួលបួលចំពេលមុនសម្រាល – ម៉ាក់ទទួលការឈឺចាប់ខ្លាំងអំឡុងពេលកំពុងសម្រាល"</text:p>
      <text:h text:style-name="Heading_20_1" text:outline-level="1">ស្ត្រី​ទើប​សម្រាលកូន​រួច​គួរ​ថែរក្សា​សុខភាព​បែប​ណា ?</text:h>
      <text:p text:style-name="Text_20_body">ក្រោយ​ពេល​សម្រាលកូន​រួច ស្ត្រី​ជា​ម្តាយ ត្រូវ​តែ​យកចិត្តទុកដាក់​ថែទាំ​សុខភាព​ខ្លួន​ឲ្យ​បាន​ល្អ​ពុំ​មែន​ចង់​ធ្វើ​អ្វី​តាមតែ​នឹកឃើញ​នោះ​ទេ ត្រូវ​តែ​តមនូវ​អ្វី​ដែល​គួរ​តម​ដើម្បី​ការពារ​សុខភាព​មាំមួន​ពិសេស​ចំពោះ​ស្ត្រី​បំបៅ​ដោះ​កូន ។ ប្រការ​ដែល​គួរ​ប្រយ័ត្ន​មាន​ដូច​ជា​៖</text:p>
      <text:section text:style-name="Sect1" text:name="kohsa-4ec3b2b43e13bec06dc0340dc64b5d57">
        <text:p text:style-name="Text_20_body"/>
      </text:section>
      <text:section text:style-name="Sect1" text:name="kohsa-4d1a783af17d8b9149bdfbc2f5a50e38">
        <text:p text:style-name="Text_20_body"/>
      </text:section>
      <text:section text:style-name="Sect1" text:name="kohsa-0b8408afc2a2b190f1135792673fb3db">
        <text:p text:style-name="Text_20_body"/>
        <text:section text:style-name="Sect1" text:name="kohsa-264571087">
          <text:p text:style-name="P27"/>
          <text:section text:style-name="Sect1" text:name="beacon_ffd7932a5b">
            <text:p text:style-name="P27"><draw:frame draw:style-name="fr1" draw:name="Image1" text:anchor-type="as-char" svg:width="0.0161in" svg:height="0.0161in" draw:z-index="1"><draw:image xlink:href="Pictures/100000000000000100000001298F4DA7C2FC1DE0.gif" xlink:type="simple" xlink:show="embed" xlink:actuate="onLoad" draw:mime-type="image/gif"/></draw:frame></text:p>
          </text:section>
        </text:section>
      </text:section>
      <text:p text:style-name="Text_20_body"><text:span text:style-name="Strong_20_Emphasis">-​មិន​ត្រូវ​ទទួលទាន​គ្រឿង​ស្រវឹង​៖</text:span> ស្ត្រី​ជា​ម្តាយ​បន្ទាប់​ពី​សម្រាលកូន​រួច មិន​គួរ​ទទួលទាន​គ្រឿង​ស្រវឹង ឬ​ភេសជ្ជៈ​ដែល​មាន​សារធាតុ​ផ្សំ​ពី​អាល់កុល​ឡើយ ព្រោះ​អាច​បណ្តាល​ឲ្យ​សម្ពាធ​ឈាម​ឡើង​ខ្ពស់ ។ បើសិនជា​ស្ត្រី​កំពុង​បំបៅ​ដោះ​កូន ហើយ​ទទួលទាន​គ្រឿង​ស្រវឹង ឬ​ភេសជ្ជៈ​ដែល​មាន​ជាតិ​អាល់កុល ជា​ពិសេស​ស្រាថ្នាំ​អាច​បណ្តាល​​ឲ្យ​សារជាតិ​ទាំងនេះ​ជ្រាប​ចូល​ទៅ​ក្នុង​ទឹកដោះ ដែល​អាច​ធ្វើ​ឲ្យ​មាន​ផល​ប៉ះពាល់​ដូច​ជា ប៉ះពាល់​ដល់​ការ​ផលិត​ទឹកដោះ ប៉ះពាល់​ដល់​ទម្ងន់​ទារក ប៉ះពាល់​ដល់​ការ​លូតលាស់​របស់​ទារក និង​ប៉ះពាល់​ដល់​ផ្នែក​រំលាយ​អាហារ​របស់​ទារក​ថែម​ទៀត ។</text:p>
      <text:section text:style-name="Sect1" text:name="kohsa-6fa5404f4614d9266b41a9d316eab585">
        <text:p text:style-name="Text_20_body"/>
      </text:section>
      <text:p text:style-name="Text_20_body"><text:span text:style-name="Strong_20_Emphasis">-​អាហារ​ដែល​មិន​គួរ​ទទួលទាន​សម្រាប់​ស្ត្រី​សម្រាលកូន​រួច​៖</text:span> អាហារ​ដែល​មិន​គួរ​ទទួលទាន​មាន​ដូច​ជា អាហារ​ផ្អាប់​ទុក​យូរ អាហារ​ស្រស់ ព្រោះ​អាច​ធ្វើ​ឲ្យ​កើត​មាន​បញ្ហា​ឆ្អល់ពោះ​។ </text:p>
      <text:p text:style-name="Text_20_body"><text:soft-page-break/><text:span text:style-name="Strong_20_Emphasis">-​ថ្នាំបុរាណ​៖</text:span> ឱសថ​បុរាណ​មួយ​ចំនួន​ដែល​អះអាង​ថា​ជួយ​បង្កើន​ទឹកដោះ ឬ​ជួយ​ឲ្យ​ស្បូន​មាន​សភាព​ដូច​ដើម​វិញ តែ​មិន​គួរ​ទទួលទាន​ទេ ព្រោះ​ឱសថ​ទាំងនេះ​នៅ​មិន​ទាន់​មានការ​ពិសោធ​ច្បាស់លាស់​នៅឡើយ ។</text:p>
      <text:section text:style-name="Sect1" text:name="kohsa-18aecfcd4bfb1b6cc2878c9f73556cc9">
        <text:p text:style-name="Text_20_body"/>
      </text:section>
      <text:section text:style-name="Sect1" text:name="kohsa-dfc57acac0e9e01b9917af37ed9a2cc9">
        <text:p text:style-name="Text_20_body"/>
      </text:section>
      <text:p text:style-name="Text_20_body"><text:span text:style-name="Strong_20_Emphasis">-​ហាម​ប្រើប្រាស់​ថ្នាំ ៖ </text:span>រាល់​ថ្នាំលេប ទាំងឡាយ ដែល​គ្មាន​វេជ្ជបញ្ជា​ត្រឹមត្រូវ​មិន​គួរ​ប្រើប្រាស់​នោះ​ទេ បើសិនជា​ចាំបាច់​ត្រូវ​ប្រើប្រាស់​ថ្នាំ​គួរតែ​ទៅ​ពិភាក្សា​ជាមួយ​គ្រូពេទ្យ​ជា​មុន​សិន ។</text:p>
      <text:p text:style-name="Text_20_body">-​ស្ត្រី​ដែល​បំបៅ​ដោះ​កូន​ដោយ​ទឹកដោះ​មិន​គួរ​ធ្វើ​ឲ្យ​អារម្មណ៍​ធុញថប់​តប់ប្រមល់ ឬ​ពិបាកចិត្ត​ច្រើន​ពេក​ទេ ព្រោះ​អាច​ជា​ហេតុ​ធ្វើ​ឲ្យ​ទឹកដោះ​ផលិត​មិន​បាន​ល្អ ឬ​ផលិត​បាន​តិច​មិន​អាច​ផ្គត់ផ្គង់​តាម​តម្រូវការ​ចាំបាច់​របស់​ទារក ។</text:p>
      <text:p text:style-name="Text_20_body"><text:span text:style-name="Strong_20_Emphasis">-​ការ​ធ្វើ​លំ​ហាត់ប្រាណ​៖ </text:span>បន្ទាប់​ពី​សម្រាលកូន​រួច ស្ត្រី​មិន​គួរ​ធ្វើ​លំ​ហាត់ប្រាណ​ខ្លាំង​ពេក​ទេ​ពិសេស​នៅ​បរិវេណ​ក្បាលពោះ ព្រោះ​វា​អាច​ប៉ះពាល់​ទៅ​ដល់​ទា្វ​រមាស និង​ស្បូន ។  </text:p>
      <text:p text:style-name="Text_20_body"><text:span text:style-name="Strong_20_Emphasis">-​មិន​គួរ​លើក​វត្ថុ​ធ្ងន់​៖</text:span> រាល់​ការងារ​ដែល​ប្រើ​កម្លាំង​ខ្លាំង ស្ត្រី​គួរ​ចៀសវៀង ព្រោះ​ការ​ប្រឹង​លើក​របស់​ធ្ងន់​អាច​ធ្វើ​ឲ្យ​ប៉ះពាល់​ទៅ​ដល់​ថ្នេរ​ពិសេស​ស្បូន​អាច​បណ្តាល​ឲ្យ​កើត​មាន​បញ្ហា​ស្រុត​ស្បូន​ដោយសារ​ធ្វើ​ការងារ​ធ្ងន់​បន្ទាប់​ពី​សម្រាលកូន ៕</text:p>
      <text:p text:style-name="Text_20_body"/>
      <text:h text:style-name="Heading_20_2" text:outline-level="2">ផលវិបាកនៃការសម្រាលកូនដោយវះកាត់!</text:h>
      <text:p text:style-name="Text_20_body"/>
      <text:p text:style-name="P30">ការសម្រាលកូនដោយវះកាត់ គឺជាវិធីសាស្រ្តដែលគ្រូពេទ្យណែនាំដល់ស្រ្តីមានផ្ទៃពោះ ខណៈស្រ្តីស្ថិតក្នុងស្ថានភាពអាចបង្កគ្រោះថ្នាក់មួយចំនួ​នបើសិនសម្រាលកូនតាមធម្មជាតិ។ ស្ថានភាពអាចប្រឈមគ្រោះថ្នាក់ដោយសារតែ ស្រ្តីមានប្រវត្តិជំងឺទឹកនោមផ្អែម សម្ពាធឈាមខ្ពស់ មានមេរោគអេដស៍  ឬស្ថិតក្នុងស្ថានភាពមួយចំនួនផ្សេងទៀតដែលអាចរារាំងដល់ការសម្រាលតាមធម្មជាតិ។</text:p>
      <text:p text:style-name="P30">យ៉ាងណាមិញ ស្រ្តីត្រូវបានលើកទឹកចិត្តឲ្យសម្រាលកូនតាមធម្មជាតិ ត្បិតថាការសម្រាលតាមធម្មជាតិមានផលវិបាកតិចតួចជាងការសម្រាលកូនដោយវះកាត់។ ករណីក្រុមគ្រូពេទ្យសម្រេចឈានដល់ការវះកាត់ លុះត្រាតែការសម្រាលតាមធម្មជាតិអាចមានគ្រោះថ្នាក់ចំពោះម្តាយ និងកូន។ នេះបើតាមការណែនាំលើទំព័រហ្វេសប៊ុកមន្ទីរពេទ្យកាល់ម៉ែត។</text:p>
      <text:p text:style-name="Text_20_body"/>
      <text:p text:style-name="P30">បើតាមមន្ទីរពេទ្យកាល់ម៉ែត បច្ចុប្បន្ននេះអត្រានៃការសម្រាលកូនដោយការវះកាត់មានការកើនឡើងជាលំដាប់ គួរឲ្យព្រួយបារម្ភ ជាពិសេសការវះកាត់ដោយគ្មានមូលហេតុត្រឹមត្រូវ។ ស្រ្តីមួយចំនួនយល់ថា ការសម្រាលកូនដោយវះកាត់ មានភាពងាយស្រួល ហើយម្តាយមិនឈឺពោះពេលសម្រាល <text:soft-page-break/>ដោយពួកគេមើលរំលងពីផលវិបាកនានាដែលកើតមាននៅថ្ងៃអនាគត ដែលបណ្តាលមកពីការវះកាត់នេះ។</text:p>
      <text:p text:style-name="P30">ដូច្នេះ តើមានផលវិបាកអ្វីខ្លះចំពោះម្តាយអំឡុង និងក្រោយពេលការវះកាត់?</text:p>
      <text:p text:style-name="P30">មន្ទីរពេទ្យកាល់ម៉ែត បានលើក​បង្ហាញពីផលវិបាកអំឡុងពេលវះកាត់ ដែលក្នុងនោះមានដូចជា ផលវិបាកកកើតចេញពីការប្រើថ្នាំសណ្តំ (Syndrome de Mendelson) ការបាត់បង់ឈាមច្រើនពេលវះកាត់ ការដាច់រហែកកស្បូនខ្លាំង  និងរបួសប្លោកនោម ឬពោះវៀន ដែលទាមទារការសម្រាកពេទ្យរយៈពេលយូរ ។</text:p>
      <text:p text:style-name="P30">ចំណែកឯ ផលវិបាកក្រោយពេលវះកាត់វិញ មន្ទីរពេទ្យកាល់ម៉ែត្របាន​ឱ្យដឹងថា ផលវិបាកក្រោយពេលវះកាត់ភ្លាមៗពី១០% ទៅ ៤២%​ ស្រ្តីអាចប្រឈមបញ្ហា រលាកប្លោកនោម រលាកភ្នាសក្នុងរបស់ស្បូន រលាកស្រោមពោះ ឬអាចបង្ករោគក្នុងសរសៃឈាមផងដែរ។</text:p>
      <text:p text:style-name="P30">បន្ថែមពីនេះ ការសម្រាលកូនដោយការវះកាត់ ស្រ្តីក៏ប្រឈមការហូរឈាមក្រោយពេលវះកាត់ផងដែរ ហើយករណីខ្លះស្រ្តីមានកកឈាមលើស្នាមរបួសស្បូន ឬក្រោមរបួសស្បែក និងមានភាពស្លេកស្លាំង។ ម្យ៉ាងទៀតស្រ្តីអាចជួបផលវិបាកស្ទះសរសៃឈាមតូចៗ ជាពិសេស សរសៃឈាមក្នុងសួត ដែលធ្វើឲ្យមានវិបត្តិផ្លូវដង្ហើមថែមទៀតផង។</text:p>
      <text:p text:style-name="P30">មិនត្រឹមតែប៉ុណ្ណោះ ស្រ្តីដែលទទួលការសម្រាលដោយការវះកាត់ អាចប្រឈមនឹងផលវិបាកមួយចំនួនទៀតផងដែរ មានដូចជា ធ្លាយស្បូន សុកពាំងមាត់ស្បូន សុកចាក់ឬសក្នុងសាច់ស្បូន ឬចាក់ដល់ប្លោកនោមក៏មាន។</text:p>
      <text:p text:style-name="Text_20_body"/>
      <text:p text:style-name="P30">ជុំវិញការសម្រាលកូនតាមការវះកាត់នេះ គេហទំព័ររបស់គ្លីនិក Cleveland នៃសហរដ្ធអាមេរិក បានបង្ហាញពីគុណវិបត្តិផ្សេងទៀតនៃការសម្រាលដោយការវះកាត់នេះផងដែរ។ ក្នុងនោះ ស្រ្តីអាចលំបាកជាសះស្បើយជាងការវះកាត់ដោយធម្មជាតិ ។ បន្ថែមពីនេះ ការសម្រាលដោយការវះកាត់ អាចបង្កឱ្យស្រ្តីមានរលាកសន្លាក់រាំរ៉ៃផងដែរ ។</text:p>
      <text:p text:style-name="P30">លើសពីនេះទៀត ទារកដែលសម្រាលដោយវះកាត់នេះ អាចប្រឈមគ្រោះថ្នាក់ចំពោះបញ្ហាផ្លូវដង្ហើមខ្លាំងក៏មាន។</text:p>
      <text:p text:style-name="P30">ជាចុងបញ្ចប់នៃអត្ថបទនេះ វេជ្ជបណ្ឌិតជំនាញផ្នែកសម្ភពនិងរោគស្ត្រីនៃមន្ទីរពេទ្យកាល់ម៉ែត បានផ្តល់ដំបូន្មានដល់សារណជនទូទៅ ពិសេសស្រ្តីជាម្តាយ ត្រូវស្វែងយល់ឱ្យបានច្បាស់នូវផលវិបាកទាំងអស់ខាងលើ ដើម្បីបញ្ចៀសបាននូវហានិភ័យនានាដែលអាចគំរាមគំហែងដល់អាយុជីវិតស្រ្តី។</text:p>
      <text:p text:style-name="P30">ដូច្នេះរាល់ការសម្រាលដោយការវះកាត់ក្តី ឬតាមធម្មជាតិក្តី​ ស្រ្តីគួរពិគ្រោះប្រឹក្សាជាមួយគ្រូពេទ្យជំនាញជាមុន ដើម្បីជ្រើសរើសការសម្រាលមួយដ៏សមស្រប និងមានសុវត្ថិភាពទាំងម្តាយ និងកូន៕</text:p>
      <text:p text:style-name="Text_20_body"/>
      <text:h text:style-name="Heading_20_1" text:outline-level="1"><text:soft-page-break/>ស្ត្រីមានផ្ទៃពោះ និងថ្ងៃគ្រប់ខែ/ថ្ងៃសម្រាលកូន!</text:h>
      <text:p text:style-name="Text_20_body"/>
      <text:p text:style-name="Text_20_body">១) ថ្ងៃឈឺពោះសំរាលកូន ជាថ្ងៃដែលឈឺពោះមានចង្វាក់ឈឺបាត់ឈឺបាត់ (ក្នុងនោះមានរំអិលលាយឈាមផងដែរ) ឈឺរហូតដល់កូនកើតចេញពីផ្ទៃម្តាយ។<text:line-break/>– សម្រាលកូនគ្រប់ខែៈ គឺសម្រាលកូនក្នុងចន្លោះពេលដែលកូនមានអាយុ៣៧សប្តាហ៍ពេញ នៃការបាត់រដូវ និង ៤១សប្តាហ៍ ៣ថ្ងៃ។<text:line-break/>– សម្រាលកូនមិនគ្រប់ខែៈ<text:line-break/>– ក្រោម ៦ខែ = រលូត<text:line-break/>– ពី ៦ខែទៅ ៨ខែកន្លះ=សម្រាលមុនខែ<text:line-break/>– កូនលើសខែៈ គឺពី៤១ សប្តាហ៍នៃការបាត់រដូវឡើងទៅ</text:p>
      <text:p text:style-name="Text_20_body">២) ថ្ងៃទី ១ នៃរដូវចុងក្រោយៈ គឺជា<text:line-break/>– ថ្ងៃទី១ ដែលឈាមរដូវធ្លាក់ (មិនមែនជាថ្ងៃដែលអស់ឈាមរដូវទេ)<text:line-break/>– គឺជាខែចុងក្រោយគេ ដែលរដូវមក (មិនមែនខែ ដែលអត់មកទេ)</text:p>
      <text:p text:style-name="Text_20_body">៣) រដូវទៀងទាត់ៈ គឺរដូវដែលមក ២៨ថ្ងៃម្តង<text:line-break/>ឧទាហរណ៍ៈ<text:line-break/>– ខែមុន រដូវមកថ្ងៃទី ៣០<text:line-break/>– ខែមន្ទាប់ត្រូវមកថ្ងៃទី ២៨<text:line-break/>– ខែបន្ទាប់ទៀតត្រូវមកថ្ងៃទី ២៦</text:p>
      <text:p text:style-name="Text_20_body">៤) សប្តាហ៍នៃការបាត់រដូវ<text:line-break/>យើងគិតអាយុកូនក្នុងផ្ទៃជាសប្តាហ៍ ដោយរាប់ពីថ្ងៃទី១ នៃរដូវដែលមក ខែចុងក្រោយគេ។</text:p>
      <text:p text:style-name="Text_20_body">៥) ថ្ងៃបង្ករកំណើតកូនៈ គឺ ១៤ថ្ងៃបន្ទាប់ពីថ្ងៃទី១ នៃរដូវដែលមក ខែចុងក្រោយគេ</text:p>
      <text:p text:style-name="Text_20_body">៦) ការកំណត់ថ្ងៃសម្រាលកូនៈ តាមរដូវដែលទៀងទាត់ក្តី (២៨ថ្ងៃ)<text:line-break/>តាមអេកូបីខែដំបូងក្តី គឺយើងកំណត់យក ៤០សប្តាហ៍នៃការបាត់រដូវជាថ្ងៃសម្រាល។តែកូនអាចសម្រាលមុន ១០ថ្ងៃ ឬក្រោយ ១០ថ្ងៃ។</text:p>
      <text:p text:style-name="Text_20_body">៧) ការកំណត់ថ្ងៃសម្រាលកូន តាមអេកូបីខែដំបូងក្តី និងតាមរដូវដែលទៀងទាត់ក្តី គឺពុំមានខុសគ្នាឡើយ។ ខុសគ្នាយ៉ាងច្រើន ៣ ទៅ ៤ថ្ងៃប៉ុណ្ណោះ។ដូច្នេះបើប្អូនមិនចាំរដូវ ប្អូនត្រូវយកថ្ងៃសម្រាលកូនតាមអេកូបីខែដំបូង។</text:p>
      <text:p text:style-name="Text_20_body">៨) បើដល់ថ្ងៃសម្រាលហើយ គឺ៤០សប្តាហ៍ ពុំទាន់ឈឺពោះសម្រាល ប្អូនត្រូវមើលអេកូម្តងទៀត បើទឹកភ្លោះនៅគ្រប់គ្រាន់ សុខភាពកូននៅល្អ ប្អូនអាចទុកតាមដានបាន ១០ថ្ងៃទៀត ដោយប្អូនត្រូវមកតាមដានផ្ទៃពោះរាល់ ២ ឬ៣ថ្ងៃម្តង រហូតដល់ថ្ងៃឈឺពោះសម្រាលកូន។</text:p>
      <text:p text:style-name="Text_20_body">៩) បើ ១០ថ្ងៃហ្នឹង មិនទាន់ឈឺពោះសម្រាលទៀត ប្អូនចាំបាច់ត្រូវសម្រាកពេទ្យ ដើម្បីដាក់ថ្នាំឲ្យឈឺពោះសម្រាល ទៅតាមបច្ចេកទេសលោកគ្រូ អ្នកគ្រូផ្នែកសម្ភព។</text:p>
      <text:p text:style-name="Text_20_body"><text:soft-page-break/>១០) យើងអាចទុកកូនទៅក្នុងផ្ទៃបានត្រឹមតែ ៤១សប្តាហ៍ ៣ថ្ងៃប៉ុណ្ណោះ។ លើសពីថ្ងៃនេះទារកនៅក្នុងផ្ទៃនឹងទ្រោមបន្តិចម្តងៗរហូតស្លាប់នៅក្នុងពោះ។</text:p>
      <text:p text:style-name="Text_20_body">សូមបងប្អូនអញ្ជើញមកពិនិត្យ និងតាមដានផ្ទៃពោះឲ្យបានទៀងទាត់ជាមួយគ្រូពេទ្យផ្នែកសម្ភពនៃមន្ទីរពេទ្យកាល់ម៉ែត ដើម្បីឲ្យការសម្រាលកូនប្រកបទៅដោយសុវត្ថិភាព។</text:p>
      <text:p text:style-name="Text_20_body"/>
      <text:h text:style-name="Heading_20_3" text:outline-level="3">ស្រ្តីចង់សម្រាលកូនដោយធម្មជាតិគួរដឹងពីគន្លឹះទាំង៧នេះ</text:h>
      <text:p text:style-name="Text_20_body"/>
      <text:p text:style-name="Text_20_body">តើអ្នកកំពុងមានផ្ទៃពោះ និងត្រៀមខ្លួនសម្រាលក្នុងរយៈពេលដ៏ខ្លីខាងមុខនេះឬ? ហើយអ្នកក៏កំពុងគិតថាចង់សម្រាលកូនបែបធម្មជាតិដែរមែនទេ?</text:p>
      <text:p text:style-name="Text_20_body">ជាទូទៅ ស្រ្តីមានផ្ទៃពោះគ្រប់រូប តែងចង់សម្រាលកូនដោយធម្មជាតិ តែដើម្បីឱ្យការសម្រាលកូនដោយធម្មជាតិមានដំណើរការដោយជោគជ័យ និងសុវត្តិភាព ជៀសវាងគ្រោះថ្នាក់ផ្សេងៗកើតឡើងក្នុងអំឡុងពេលសម្រាល ស្រ្តីកំពុងមានផ្ទៃពោះ ដែលចង់សម្រាលកូនដោយធម្មជាតិនៅពេលខាងមុខ គួរគប្បីត្រៀមខ្លួន និងគោរពតាមគោលការណ៍ទាំង៧ខាងក្រោមនេះ៖ </text:p>
      <text:p text:style-name="Text_20_body">១. ត្រួតពិនិត្យគភ៌ជាប្រចាំតាមការណែនាំ ដើម្បីដឹងអំពីការលូតលាស់ និងអាចរកឃើញនូវបម្រែបម្រួល ឬលក្ខខណ្ឌមួយចំនួនដែលអាចនឹងត្រូវបានណែនាំពីគ្រូពេទ្យឱ្យផ្លាស់ប្តូរវិធីសម្រាល ឬយ៉ាងណា។</text:p>
      <text:p text:style-name="Text_20_body">២. ស្វែងរកថ្នាក់រៀនវគ្គខ្លីបន្ថែម អំពីដំណាក់កាលនៃការសម្រាលកូនបែបធម្មជាតិ វិធីសាស្ត្រគ្រប់គ្រង ឬបន្ថយការឈឺចាប់ និងផលវិបាក ដែលភាគច្រើនត្រូវបានផ្តល់ដោយមន្ទីរពេទ្យក្នុងពេលល្ងាច ឬនៅចុងសប្តាហ៍។ <text:line-break/>៣. អ្នកត្រូវស្វែងយល់បន្ថែមដោយខ្លួនឯង និងត្រូវដឹងជាមុនថានឹងមានអ្វីកើតឡើងនៅមុនពេល អំឡុងពេល និងក្រោយពេលសម្រាល ដើម្បីឱ្យអ្នកអាចត្រៀមខ្លួនទុកជាមុនក្នុងការទទួលយកហេតុការណ៍ទាំងនោះ។ </text:p>
      <text:p text:style-name="Text_20_body">៤. អ្នកត្រូវចិត្តត្រជាក់ សម្រួលអារម្មណ៍ គិតវិជ្ជមាន និងមិនភិតភ័យ ព្រោះថាអារម្មណ៍ភ័យខ្លាច និងសម្ពាធអាចបង្កឱ្យមានការបញ្ចេញ adrenaline ហើយបន្ថយដំណើរការនៃការសម្រាលពិសេសនៅពេលសម្រាល។</text:p>
      <text:p text:style-name="Text_20_body">៥. អ្នកគួរព្យាយាមសម្រាក រក្សាការបង្គ្រប់ជាតិទឹក ញ៉ាំអាហារទន់ៗ និងធ្វើលំហាត់ប្រាណសមស្របតាមការណែនាំជាពិសេស ដោយផ្អែលលើលក្ខខណ្ឌសុខភាព ពីគ្រូពេទ្យរបស់អ្នក។ </text:p>
      <text:p text:style-name="Text_20_body">៦. ចៀសវាងកុំឱ្យឡើងទម្ងន់ខ្លាំងពេក ដោយគ្រប់គ្រងរបបអាហារ និងរក្សាឱ្យមានតុល្យភាព ព្រោះថាការសម្រាលកូនបែបធម្មជាតិនឹងដំណើរការបានល្អ និងមានផលវិបាកតិចប្រសិនស្ត្រីមិនលើសទម្ងន់។</text:p>
      <text:p text:style-name="Text_20_body"><text:soft-page-break/>៧. អ្នកក៏ត្រូវដឹងដែរថាកម្លាំងនៃការឈឺចាប់គឺខុសៗគ្នាពីស្ត្រីម្នាក់ទៅស្ត្រីម្នាក់ទៀត ចំពោះស្ត្រីដែលទើបសម្រាលលើកដំបូងអាចមានការឈឺចាប់ពី១២ទៅ ២៤ម៉ោង រីឯអ្នកធ្លាប់សម្រាលពីមុនមក អាចត្រូវចំណាយពេលឈឺពី៦ទៅ៨ម៉ោងប៉ុណ្ណោះ។</text:p>
      <text:p text:style-name="Text_20_body">ទោះជាយ៉ាងណាក៏ដោយ ស្ត្រីមានផ្ទៃពោះមិនត្រូវបានណែនាំឱ្យសម្រាលកូនបែបធម្មជាតិឡើយ បើពួកគេត្រូវបានរកឃើញថា សុកពាំងមាត់ស្បូន មានមេរោគអ៊ែប៉ែស មានការឆ្លងមេរោគអេដស៍ដែលមិនទាន់បានព្យាបាល និងធ្លាប់វះកាត់សម្រាលកូនម្តង ឬលើសពីនេះ៕ </text:p>
      <text:p text:style-name="Text_20_body"/>
      <text:p text:style-name="Text_20_body"/>
      <text:p text:style-name="P29">តើ​អ្វី​ទៅជា “​គុណសម្បត្តិ​” នៃ​ការ​សម្រាលកូន​តាម​វិធី​ធម្មជាតិ​?</text:p>
      <text:p text:style-name="Text_20_body"/>
      <text:p text:style-name="Standard">ប្រសិនបើ​អ្នក​ជ្រើស​រើសយក​ផ្លូវ​នេះ អ្នកនឹង​ត្រូវ​ប្រឈម​នឹង​ការទទួលយក​នូវ​ការឈឺចាប់ និង​ការមិន​ស្រួល ដែលជា​ផ្នែក​មួយ​នៃ​ការ​សម្រាលកូន​។ ប៉ុន្តែ ដោយមាន​ការរៀបចំ​ត្រឹមត្រូវ និង​ការគាំទ្រ​សព្វបែបយ៉ាង ជា​ញឹកញាប់ ស្ត្រី​សម្រាលកូន​នឹងមាន​អារម្មណ៍​ថា មាន​សិទ្ធិអំណាច​និង​ពេញចិត្ត​យ៉ាងខ្លាំង​ដោយ​ការ​សម្រាលកូន​ធម្មជាតិ​។​</text:p>
      <text:p text:style-name="Standard"> </text:p>
      <text:p text:style-name="Standard">​នេះ​គឺជា​គុណសម្បត្តិ ៖</text:p>
      <text:p text:style-name="Standard"> </text:p>
      <text:p text:style-name="Standard">1. បច្ចេកទេស​សម្រាលកូន​ធម្មជាតិ ភាគច្រើន មិនមែនជា​ការឈ្លានពាន​ទេ ដូច្នេះ វា​មាន​ហានិភ័យ​តិចតួច​ប៉ុណ្ណោះ​សម្រាប់​គ្រោះថ្នាក់ ឬ​ផលប៉ះពាល់​សម្រាប់​អ្នក ឬ​កូន​របស់​អ្នក​។​</text:p>
      <text:p text:style-name="Standard"> </text:p>
      <text:p text:style-name="Standard">2. ស្ត្រី​ជាច្រើន​មាន​អារម្មណ៍​ខ្លាំងក្លា រីករាយ និង​អស្ចារ្យ​ដែល​បាន​សម្រាលកូន​ដោយ​ខ្លួនឯង​។ ថ្វីបើ​ត្រូវ​ស៊ូទ្រាំ​នឹង​ការឈឺចាប់​ក៏ពិតមែន តែ​មនុស្ស​ជាច្រើន​បាន​រាយការណ៍​ថា​ពួកគេ​នឹង​ជ្រើស​រើសយក​ការ​សម្រាលកូន​បែបនេះ​ទៀត​នៅពេល​ក្រោយ​។​</text:p>
      <text:p text:style-name="Standard"> </text:p>
      <text:p text:style-name="Standard">3. ស្ត្រី​អាច​ឆ្លងកាត់​បទពិសោធន៍​ដ៏​ល្អឥតខ្ចោះ​ក្នុងនាម​ជា​ម្តាយ​។​</text:p>
      <text:p text:style-name="Standard"> </text:p>
      <text:p text:style-name="Standard">4. អ្នក​ហាក់ដូចជា​មិនសូវ​ប្រើ​ថ្នាំ​ច្រើន​ដូច​អ្នក​សម្រាល​ដោយ​ការវះកាត់​នោះឡើយ​។​</text:p>
      <text:p text:style-name="Standard"> </text:p>
      <text:p text:style-name="Standard">5. ស្វាមី​របស់​អ្នក​អាច​ចូលរួម​ក្នុង​ដំណើរការ​នេះ នៅពេល​អ្នកធ្វើការ​ជាមួយគ្នា ដើម្បី​គ្រប់គ្រង​ការឈឺចាប់​របស់​អ្នក​៕</text:p>
      <text:p text:style-name="Text_20_body"/>
      <text:h text:style-name="Heading_20_1" text:outline-level="1">ការសម្រាលកូនដោយការវះ</text:h>
      <text:p text:style-name="Text_20_body"/>
      <text:p text:style-name="Text_20_body"><text:span text:style-name="Strong_20_Emphasis">តើអ្វីជាការសម្រាលដោយការវះយកកូន? </text:span>ការវះយកកូនឬការសម្រាលកូនដោយការវះគឺជាទម្រង់ការមួយនៃការវះ។ វះដែលពាក់ព័ន្ធទៅនឹងការបើកពោះឬបើកជញ្ជាំងពោះនិងបើកសាច់ដុំស្បូន ក្នុងគោលបំណងសម្រាលកូនឬបញ្ចេញកូនមក។ នេះគឺជានិយមន័យ ពីការបង្កើតកូនឬសម្រ<text:soft-page-break/>លកូនដោយការវះដែលបកស្រាយដោយ លោកវេជ្ជបណ្ឌិត តាន់ ចន្ធី ជំនាញផ្នែកសុខភាពមាតានិងទារក។</text:p>
      <text:p text:style-name="Text_20_body">ជាទូទៅយើងមិនប្រើពាក្យថាវះកាត់ទេតែត្រូវប្រើថា «វះយកកូន» គឺការវះបើកពោះយកកូន។</text:p>
      <text:p text:style-name="Text_20_body">ការសម្រាលដោយវះយកកូននេះ អាចចាត់ជាការចាំបាច់មួយ ពីព្រោះការសម្រាលតាមបែបធម្មជាតិកំពុងតែដាក់ម្តាយនិងកូនប្រឈមទៅនឹងហានិភ័យឬប្រឈមទៅនឹងការគ្រោះថ្នាក់។ ដូចនេះដើម្បីចៀសវាងនូវគ្រោះថ្នាក់តាមការសម្រាលតាមធម្មជាតិ តម្រូវឱ្យមានការវះយកកូននេះ។</text:p>
      <text:p text:style-name="Text_20_body">កត្តាមួយចំនួនដែលតែងតែប្រឈមមិនអាចសម្រាលតាមធម្មជាតិឬតាមផ្លូវក្រោមបាន គេតែងថា ការសម្រាលមានបញ្ហាឬសម្រាលមានឧបសគ្គឬករណីខ្លះកូនភ្លោះដែលមិនអាចសម្រាលតាមផ្លូវក្រោមបានឬដោយសារកូនក្បាលនៅខាងលើ ឬទទឹងពោះ ឬម្តាយមានជំងឺធ្ងន់ធ្ងរ ឬបញ្ហាដោយសារតែកន្សោមស៊ុកឬទងស៊ុកមានបញ្ហា និងមានកត្តាជាច្រើនទៀតដែលមិនអាចឱ្យស្រ្តីសម្រាលកូនដោយធម្មជាតិបានទើបពួកគាត់សម្រេចធ្វើការសម្រាលដោយការវះយកកូន។</text:p>
      <text:p text:style-name="Text_20_body">សរុបមកគឺតម្រូវឱ្យជម្រើសយកសម្រាលដោយការវះយកកូនដោយមិនបាច់ចំណាយពេលវេលាសម្រាលដោយធម្មជាតិ។</text:p>
      <text:p text:style-name="Text_20_body"/>
      <text:p text:style-name="Text_20_body"><text:span text:style-name="Strong_20_Emphasis">តើការសម្រាលកូនដោយវះមានគុណសម្បត្តិនិងគុណវិបិត្តយ៉ាងខ្លះ?</text:span> លោកវេជ្ជបណ្ឌិត តាន់ ចន្ធី ជំនាញផ្នែកសុខភាពមាតានិងទារករូបនេះបានធ្វើការពន្យល់ថា បើនិយាយពីគុណសម្បត្តិដោយការសម្រាលកូនដោយវះ ជាជម្រើសមួយដែលយើងចង់ចៀសវាងនូវកត្តាមួយចំនួនដែលមិនចង់សម្រាលដោយធម្មជាតិឬតាមផ្លូវក្រោម គឺមានតែការសម្រាលដោយវះនេះហើយ។ អ្នកខ្លះបារម្ភថាការសម្រាលតាមធម្មជាតិវាអាចរហែកប្រដាប់ភេទ។ ឳពុកម្តាយខ្លះមានបំណងកំណត់ពេលវេលាឱ្យកូនកើតថ្ងៃនេះឬថ្ងៃនោះល្អ ឬយកថ្ងៃដែលមានហុងស៊ុយ ដែលនេះជាជម្រើសមួយក្នុងការធ្វើការវះយកកូន។ គ្រួសារខ្លះមិនចង់ប្រថុយនឹងការសម្រាលដោយធម្មជាតិឬក៏មានអ្នកខ្លះទៀតគិតថា ការវះយកកូនជាការងាយស្រួលដោយគ្រាន់តែកាត់បើកពោះយកកូនបានជាដើម។</text:p>
      <text:p text:style-name="Text_20_body">ការសម្រាលដោយវះយកកូននេះក៏ផ្តល់នូវគុណវិបត្តិមួយចំនួនផងដែរដូចជា ម្តាយអាចប្រឈមទៅនឹងបញ្ហានានាដោយអាចឱ្យស្រ្តីឈឺឬមានគ្រោះថ្នាក់ទៅដល់ជីវិតដោយសារតែផលវិបាកនៃការប្រើថ្នាំស្ពឹកឬថ្នាំសណ្តំដើម្បីកុំឱ្យមានការឈឺចាប់។</text:p>
      <text:p text:style-name="Text_20_body">ការវះកាត់នេះក៏ប្រឈមនឹងការឆ្លងរោគ ពិបាកក្នុងការជាសះមុខរបួស ការវះត្រូវសម្រាកមន្ទីរពេទ្យយូរជាងសម្រាលដោយធម្មជាតិ ការរួមភេទត្រូវពន្យារពេលយូរបន្ទាប់ពីវះ….។ ឯទារកដែលកើតដោយការសម្រាលវះមិនបានប្រឹងដូចទារកដែលកើតដោយធម្មជាតិ ទារកកើតដោយការវះងាយស្រួលមែន ប៉ុន្តែគាត់មានបញ្ហាប្រឈមទៅនឹងជម្ងឺផ្លូវសួតច្រើនជាងទារកដែលកើតតាមបែបធម្មជាតិ និងមានកត្តាជាច្រើនទៀត៕</text:p>
      <text:p text:style-name="Text_20_body"/>
      <text:h text:style-name="Heading_20_1" text:outline-level="1"><text:soft-page-break/>មុនសម្រាលកូន មានអាការៈទាំងនេះ កុំភ័យឲ្យសោះ</text:h>
      <text:p text:style-name="Text_20_body"/>
      <text:p text:style-name="P31"><text:span text:style-name="T5">មុនពេលដែលអ្នកជិតសម្រាលកូន អ្នកនឹងអាចកើតមានអាការៈទាំងឡាយខាងក្រោមនេះ ប៉ុន្តែអ្នកមិនគួរភ័យឡើយ ព្រោះគ្រាន់តែជាមុខសញ្ញាបង្ហាញថា កូនចង់ជួបអ្នកតែប៉ុណ្ណោះ។ តើមានអ្វីខ្លះទៅ</text:span><text:span text:style-name="T4">?</text:span></text:p>
      <text:section text:style-name="Sect1" text:name="beacon_ae4b3ac579">
        <text:p text:style-name="Text_20_body"><draw:frame draw:style-name="fr1" draw:name="Image2" text:anchor-type="as-char" svg:width="0.0161in" svg:height="0.0161in" draw:z-index="2"><draw:image xlink:href="Pictures/100000000000000100000001298F4DA7C2FC1DE0.gif" xlink:type="simple" xlink:show="embed" xlink:actuate="onLoad" draw:mime-type="image/gif"/></draw:frame></text:p>
      </text:section>
      <text:p text:style-name="P33"><text:span text:style-name="T6">1.</text:span><text:span text:style-name="T8">    </text:span><text:span text:style-name="T7">នៅពេលដែលអ្នកជិតសម្រាលកូន ស្បូនអ្នកនឹងចាប់ផ្តើមបើក។ ប៉ុន្តែអ្នកគួរតែចេះបែងចែកថាតើពេលណាជាការបើកមែន ហើយពេលណាជាការបើកបញ្ឆោត។ ពេលដែលស្បូនបើកមិនពិត ស្បូនអ្នកនឹងបើកបិទៗ ហើយពោះឈឺមិនទៀងទេ។ ប៉ុន្តែបើស្បូនអ្នកបើកមែន វានឹងចាប់ផ្តើមបើកធំ ដោយមានរបៀប ហើយការឈឺនឹងបន្ត។ មុខសញ្ញាមួយនេះ នឹងអាចប្រាប់អ្នកថា កូនចង់ចេញមកជួបអ្នកខ្លាំងហើយ។</text:span></text:p>
      <text:p text:style-name="P33"><text:span text:style-name="T6">2.</text:span><text:span text:style-name="T8">    </text:span><text:span text:style-name="T7">នៅពេលដែលកូនអ្នកជិតចេញមកជួបអ្នក ទឹកភ្លោះអ្នកនឹងអាចបែក ហើយហៀរចេញមកក្រៅ។ ប៉ុន្តែអ្នកមិនគួរឲ្យបែកយូរពេកទេ ព្រោះនៅពេលដែលទឹកភ្លោះអ្នកហូរអស់ កូននឹងអាចមានគ្រោះថ្នាក់ ដោយខ្វះអុកស៊ីសែន។ ដូចនេះ នៅពេលដែលទឹកភ្លោះបែកភ្លាម អ្នកគួរតែទៅមន្ទីរពេទ្យជាបន្ទាន់។</text:span></text:p>
      <text:p text:style-name="P32">នៅមុនពេលដែលអ្នកដល់ថ្ងៃត្រូវឆ្លងទន្លេ អ្នកនឹងអាចមកជាឈាមក្រហមតិចៗ ដោយមានអ្នកខ្លះ ក៏អាចមកមុនមួយអាទិត្យដែរ។ ដូចនេះ បើអ្នកមានអាការៈមកឈាមក្រហមបែបនេះ ហើយចាប់ផ្តើមឈឺពោះ អ្នកគួរតែទៅមន្ទីរពេទ្យជាបន្ទាន់ ដើម្បីកាត់បន្ថយអត្រាគ្រោះថ្នាក់៕</text:p>
      <text:p text:style-name="Text_20_body"/>
      <text:p text:style-name="P29">វិធី​សាស្ត្រ​៥យ៉ាង​ជួយ​ស្ត្រី​ឱ្យ​សម្រាល​កូន​ដោយ​ងាយ​ស្រួល និង​សុវត្ថិភាព</text:p>
      <text:p text:style-name="P29"/>
      <text:p text:style-name="Text_20_body">ការ​សម្រាល​ឬ​ហៅ​ថា ឆ្លង​ទន្លេ​គឺ​ជា​ដំណាក់​កាល​ដ៏​ពិបាក​មួយ​ក្នុង​ជីវិត​មនុស្ស​ស្រី ហើយ​ក៏​មាន​ស្ត្រី​ជា​ច្រើន​ដែរ​ដែល​ព្រួយ​បារម្ភ​ពី​ដំណាក់​កាល​នេះ។ ប៉ុន្តែ​យោង​តាម​វិបសាយ​សុខភាព health.com.kh បាន​បង្ហាញ​ពី​វិធី​សាស្ត្រ​មាន​​ប្រយោជន៍​មួយ​ចំនួន​​ដែល​ស្ត្រី​ពពោះ​ ឬ​ជិត​គ្រប់​ខែ​អាច​មើល​ទុក​ជា​មេរៀន ​សម្រាប់​ពេល​សម្រាល កុំ​ឱ្យ​មាន​ការ​ភ័យ​ខ្លាច ​និង​សម្រាល​ដោយ​ងាយ​៖</text:p>
      <text:p text:style-name="Text_20_body"><text:soft-page-break/><text:span text:style-name="Strong_20_Emphasis">១. កម្លាំង​ចិត្ត</text:span></text:p>
      <text:p text:style-name="Text_20_body"/>
      <text:p text:style-name="Text_20_body">នៅ​ពេល​ឈឺ​ពោះ​សម្រាល ​ស្វាមី​គួរ​តែ​នៅ​ក្បែរ​ប្រពន្ធ​ក្នុង​បន្ទប់​សម្រាល​ដើម្បី​ផ្ដល់​កម្លាំង​ចិត្ត ភាព​កក់​ក្ដៅ ការ​យក​ចិត្ត​ទុក​ដាក់ និង​ដឹង​ពី​ទុក្ខ​លំបាក និង​ការ​លះបង់​ដ៏​ធំធេង​របស់​ភរិយា​ដើម្បី​តែ​ជីវិត​កូន​ក្នុង​ផ្ទៃ។ ក្រៅ​ពី​នេះ អ្នក​ម្ដាយ​ក៏​អាច​ផ្ដល់​ជា​កម្លាំង​ចិត្ត​ដល់​កូន​ស្រី​ដែល​ត្រូវ​សម្រាល​នេះ​បាន​ដែរ។</text:p>
      <text:p text:style-name="Text_20_body"><text:span text:style-name="Strong_20_Emphasis">២. ពេល​ស្បូន​បើក</text:span></text:p>
      <text:p text:style-name="Text_20_body">នៅ​ពេល​ស្បូន​ចាប់​ផ្ដើម​បើក ហើយ​អ្នក​នៅ​ផ្ទះ មិន​ទាន់​ទៅ​មន្ទីរ​ពេទ្យ​នៅ​ឡើយ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 ព្រោះ​វា​នឹង​បណ្ដាល​ឱ្យ​មាន​បញ្ហា​ ឬ​ប៉ះពាល់​សុខភាព​ទៅ​វិញ។</text:p>
      <text:p text:style-name="Text_20_body"><text:span text:style-name="Strong_20_Emphasis">៣. ទឹក​ភ្លោះ</text:span></text:p>
      <text:p text:style-name="Text_20_body">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។ ប៉ុន្តែ​បើ​ទឹក​ភ្លោះ​ចាប់​ផ្ដើម​បែក​ពេល​មិន​ទាន់​ទៅ​ដល់​ពេទ្យ​ អ្នក​មិន​គួរ​ឈរ​យូរ​ទេ ព្រោះ​វា​នឹង​បណ្ដាល​ឱ្យ​ទឹក​ភ្លោះ​ហូរ​លឿន ឆាប់​អស់​ដែល​នាំ​ឱ្យ​មាន​បញ្ហា​ដល់​កូន​ក្នុង​ផ្ទៃ។ ដូច្នេះ​បើ​ឃើញ​ទឹក​ភ្លោះ​បែក​ហើយ គួរ​ប្រញាប់​ទៅ​មន្ទីរ​ពេទ្យ​តាម​ដែល​អាច​ធ្វើ​បាន។​</text:p>
      <text:p text:style-name="Text_20_body"/>
      <text:p text:style-name="Text_20_body"><text:span text:style-name="Strong_20_Emphasis">៤. ការ​បន្ធូរ​ការ​ឈឺចាប់</text:span></text:p>
      <text:p text:style-name="Text_20_body">សម្រាប់​នារី​ដែល​ឈឺ​ពោះ​រៀប​​សម្រាល អាច​ប្រឈម​នឹង​ការ​ឈឺចាប់​ខ្លាំង រហូត​ស្ទើរ​ទ្រាំ​មិន​បាន។ ប៉ុន្តែ​អ្នក​អាច​បន្ធូរ​បន្ថយ​វា​បាន ដោយ​ការ​ដក​ដង្ហើម​វែងៗ ឬ​ឱ្យ​ស្វាមី​ ឬ​សមាជិក​គ្រួសារ​ម៉ាស្សា​ថ្នមៗ​។</text:p>
      <text:p text:style-name="Text_20_body"><text:span text:style-name="Strong_20_Emphasis">៥. មុន​ពេល​ឡើង​គ្រែ​សម្រាល</text:span></text:p>
      <text:p text:style-name="Text_20_body">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 ដើម្បី​សម្រួល​ដល់​ការ​សម្រាល​ឱ្យ​មាន​ភាព​ងាយ​ស្រួល និង​ឆាប់​រហ័ស៕</text:p>
      <text:p text:style-name="Text_20_body"/>
      <text:h text:style-name="P2" text:outline-level="2">តើ​ពេល​ណា​ស្ដ្រី គួរ ឬក៏​មិនគួរ​សម្រាល​កូន​ដោយការ​វះកាត់​ </text:h>
      <text:p text:style-name="P29"/>
      <text:p text:style-name="P29">ក្រុងហ្សឺណែវ: ខណៈ​ចំនួន​ស្ត្រី​សម្រាលកូន​ដោយ​ការ​វះកាត់បាន​កើន​ឡើង អង្គការ​សុខភាព​ពិភពលោក​បាន​សម្ដែង​ក្ដី​បារម្ភ ជា​ពិសេស​ក្នុងករណី​ដែល​ស្ត្រី​អាច​សម្រាល​កូន​តាម​បែប​ធម្មជាតិ បែរជា​សម្រេច​ចិត្ត​ធ្វើការ​សម្រាល​ដោយវះកាត់​វិញ។​</text:p>
      <text:section text:style-name="Sect1" text:name="ArticleBody">
        <text:p text:style-name="Text_20_body">អង្គការ​សុខភាព​ពិភពលោក​បាន​បញ្ជាក់ថា ការ​សម្រាល​កូន​ដោយ​វះកាត់​ជាវិធី​សាស្ត្រសង្គ្រោះទាំង​ម្ដាយ និង​​ទារក ក្នុងករណី​ការ​សម្រាល​មិន​អាច​ធ្វើបាន​តាម​ទ្វារមាស​ប៉ុណ្ណោះ​។</text:p>
        <text:p text:style-name="Text_20_body"><text:soft-page-break/>នាយក​ផ្នែក​ស្រាវជ្រាវ​សុខភាព​បន្តពូជ​ប្រចាំ​អង្គការ​សុខភាព​ពិភពលោក អ្នកស្រី Marleen Temmerman លើកឡើងថា ​ប្រទេស​អភិវឌ្ឍន៍ និង​កំពុង​អភិវឌ្ឍន៍មានការកើនឡើង​ចំនួន​​វះកាត់​សម្រាល​កូន​មិនចាំបាច់។</text:p>
        <text:p text:style-name="Text_20_body">​ហេតុផល​ត្រួសៗ​ថា កំណើន​ការ​សម្រាលកូន​ដោយ​វះកាត់​គឺ​ដោយ​សារមន្ទីរពេទ្យ​អាច​ទទួល​កម្រៃខ្ពស់ ងាយ​ស្រួល​រៀបចំ​ម៉ោង​ធ្វើការ​វះកាត់ កាត់​បន្ថយវេន​យាម ខណៈ​ដែល​ស្ត្រី​មាន​ផ្ទៃ​ពោះ​មួយចំនួន​មិនចង់​ប្រឈម​នឹង​អាការឈឺពោះ​ឆ្លង​ទន្លេ ឬ​បារម្ភខ្លាច​ទ្វារមាស​រី​កធំជាដើម។</text:p>
        <text:p text:style-name="Text_20_body"><text:span text:style-name="T10">ការ​សម្រាល​កូន​ដោយវះកាត់ តើ​ការ​សម្រាល​ដោយ​វះកាត់ជា​អ្វី</text:span><text:span text:style-name="T9">?</text:span></text:p>
        <text:p text:style-name="Text_20_body">ការ​សម្រាល​កូន​ដោយវះកាត់​គឺ​ជា​ការយក​ទារកចេញពី​ផ្ទៃ​មាតា​តាមរយៈ​ការ​វះកាត់​ពោះ និង​ស្បូន។ ក្នុង​កាលៈ​ទេសៈ​ខ្លះ ការ​សម្រាលកូន​បែបនេះ​ត្រូវ​បាន​ធ្វើឡើង​ដោយ​គ្រោង​ទុក​ជា​មុន និង​ករណី​ខ្លះ​ទៀត​ គ្រូពេទ្យ​សម្ភព​ធ្វើការ​វះកាត់​យកទារក​ចេញ​ពី​ផ្ទៃ​មាតា​ដោយសារ​តែ​បញ្ហា​ប្រឈម​ដែល​មិន​អាច​ដឹង​ទុកជា​មុន។</text:p>
        <text:p text:style-name="Text_20_body"><text:span text:style-name="T10">តើក្នុងករណីណា​ដែល​ស្ត្រី​ដឹង​ជាមុន​ថា​ខ្លួន​ត្រូវ​សម្រាល​កូន​ដោយ​វះកាត់​</text:span><text:span text:style-name="T9">?</text:span></text:p>
        <text:p text:style-name="Text_20_body">១. ជួនកាល​ការ​សម្រាល​កូន​ដោយ​វះ​កាត់​ជា​រឿង​ចៀស​ពុំរួច ហើយ​ស្ត្រី​អាចដឹង​ជាមុន​ថា​ខ្លួន​ត្រូវការ​ជំនួយ​ការវះកាត់​ក្នុងករណី​ដូច​ខាងក្រោម។</text:p>
        <text:p text:style-name="Text_20_body">២. អ្នកធ្លាប់​សម្រាល​ដោយ​វះកាត់​ពីមុន​ជាមួយនឹងស្នាម​វះ​បញ្ឈរ (វា​ជាករណីកម្រ) ឬ​ធ្លាប់វះកាត់​សម្រាល​ទារក​លើស​ពី​មួយដង។ ករណីទាំង​ពីរ​នេះ​ធ្វើ​ឲ្យ​ស្ត្រី​ប្រឈម​នឹង​បញ្ហា​បែកស្បួន​បើនាង​ព្យាយាមប្រឹង​សម្រាល​តាម​ទ្វារ​មាស​បែបធម្មជាតិ។</text:p>
        <text:p text:style-name="Text_20_body">៣. ​បើស្ត្រី​ធ្លាប់​វះកាត់​ម្ដង​ជាមួយ​ស្នាម​វះកាត់​ផ្ដេក​នោះ ​អាច​សាកល្បង​សម្រាល​កូនទី​ពីរ​បែបធម្មជាតិ​។</text:p>
        <text:p text:style-name="Text_20_body">៤. ស្ត្រី​ធ្លាប់​មាន​ប្រវត្តិ​វះកាត់​ផ្លោក​នោម ឬ​តម្រងនោម ​ដូច​ជា​ការ​វះ​យក​ដុំ​សាច់ ឬ​ជំងឺ​ស្រដៀង​គ្នានេះ។</text:p>
        <text:p text:style-name="Text_20_body">៥. ស្ត្រី​ដែល​ពពោះ​ទារក​លើស​ពី​ម្នាក់។ កូនភ្លោះ​អាច​ត្រូវ​បាន​សម្រាល​តាម​បែបធម្មជាតិ ប៉ុន្តែ​ភាគច្រើន​កំណើត​ទារក​លើស​ពី​មួយ​ទាមទារ​ការ​វះកាត់បន្ថយ​ហានិភ័យ​។​</text:p>
        <text:p text:style-name="Text_20_body">៦. ទារក​ក្នុង​ផ្ទៃ​ត្រូវ​បាន​មើល​ឃើញ​ថា​មានទំហំធំ។ ករណី​នេះ​អាច​កើត​ឡើង​ដោយសារ​ម្ដាយមាន​ជំងឺទឹកនោម​​ផ្អែម ឬ​ម្ដាយ​ដែល​ធ្លាប់ពពោះ​ទារក​ធំពេក​នៅ​ក្នុង​ផ្ទៃ ដែល​ធ្វើ​ឲ្យ​គាត់​ពិបាក​សម្រាល​លើកមុនៗ។</text:p>
        <text:p text:style-name="Text_20_body">៧. បើទារក​មិន​បង្វិល​ក្បាល​ចុះ​ក្រោម ឬ​ស្ថិតក្នុង​ស្ថានភាព​នៅ​ទទឹង​មាត់ស្បូន។</text:p>
        <text:p text:style-name="Text_20_body">៨. ​បើ​សុកនៅ​ទាបក្នុង​ស្បូន ដែល​អាច​បិទមាត់ស្បូន​។</text:p>
        <text:p text:style-name="Text_20_body">៩. ស្ត្រី​មាន​បញ្ហា​ជា​ឧបសគ្គ​នៅ​បរិវេណស្បូន​ ដូចជា ដុះសាច់ ដែល​ធ្វើ​ឲ្យ​ការ​សម្រាលពិបាក ឬ​មិនអាច​ធ្វើ​ទៅបាន។</text:p>
        <text:p text:style-name="Text_20_body">១០. បើ​ទារក​មាន​ភាព​មិន​ប្រក្រតី ដូច​ជាផ្នែកប្រព័ន្ធ​ប្រសាទ​ជាដើម។</text:p>
        <text:p text:style-name="Text_20_body">១១. ស្ត្រី​ដែល​ត្រូវបាន​តេស្តឈាម​បង្ហាញថា​ មានផ្ទុក​មេរោគ​ហ៊ីវ​ខ្ពស់។</text:p>
        <text:p text:style-name="Text_20_body"><text:soft-page-break/><text:span text:style-name="T10">តើក្នុងករណីណា​ស្ត្រី​ត្រូវ​សម្រាល​កូនដោយ​វះកាត់​មិន​បាន​គ្រោង​ទុក​មុន​</text:span><text:span text:style-name="T9">?</text:span></text:p>
        <text:p text:style-name="Text_20_body">១. ស្ត្រី​អាច​ទាមទារ​ឲ្យ​សម្រាល​កូន​ដោយ​វះកាត់ នៅពេល​ដែល​មានបញ្ហា​ជុំវិញការ​ចាក់ថ្នាំឲ្យ​ស្បូនកន្ត្រាក់​ និង​មាត់​ស្បូនបើក។</text:p>
        <text:p text:style-name="Text_20_body">២. ​ពេល​មាត់ស្បូន​លែង​បើក ហើយ​ទារក​មិនធ្លាក់​ដល់​ចំណុច​​ដែលត្រូវ​ប្រឹងកើត។ ​ពេល​ព្យាយាម​ចាក់ថ្នាំឲ្យ​ស្នូន​កន្ត្រាក់​ តែ​វាមិនដំណើរការ។</text:p>
        <text:p text:style-name="Text_20_body">៣. ចង្វាក់បេះ​ដូង​ទារក​ប្រឈមនឹង​បញ្ហា ធ្វើ​ឲ្យ​ឆ្មប​សម្រេច​ចិត្ត​ថា​ កូន​ក្នុង​ផ្ទៃ​នោះ​មិន​អាច​ទ្រាំទ្រក្នុង​ការប្រឹង​សម្រាល​រយៈពេលវែង។</text:p>
        <text:p text:style-name="Text_20_body">៤. ទង​សុក​របូត​ធ្លាក់​ដល់​មាត់ស្បូន ឬ​សុកបែកចេញ​ពីស្រទាប់ស្បូន​ ដែល​អាច​ធ្វើ​ឲ្យ​ទារក​ជិត​កើត​បាត់បង់​អុកស៊ីសែន ដែល​ទាមទារ​ឲ្យ​វះកាត់​យក​ទារកចេញ​ជា​បន្ទាន់។</text:p>
        <text:p text:style-name="Text_20_body">៥. ស្ត្រី​មាន​មេរោគ​ឆ្លង​ច្រើន​នៅ​ទ្វារ​មាសពេល​បែកទឹក​ភ្លោះ និង​ពេល​ឆ្លង​ទន្លេ​ដែល​ទាមទារ​ឲ្យ​វះកាត់​សម្រាល​កូន​ដើម្បី​ចៀសវាង​ការ​ចម្លង​រោគ៕</text:p>
      </text:section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/>
    <style:font-face style:name="Khmer OS1" svg:font-family="'Khmer O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2:29:57.766314302</meta:creation-date>
    <dc:date>2023-09-15T03:56:21.857504434</dc:date>
    <meta:editing-duration>PT34M55S</meta:editing-duration>
    <meta:editing-cycles>5</meta:editing-cycles>
    <meta:generator>LibreOffice/7.3.7.2$Linux_X86_64 LibreOffice_project/30$Build-2</meta:generator>
    <meta:document-statistic meta:table-count="0" meta:image-count="2" meta:object-count="1" meta:page-count="19" meta:paragraph-count="180" meta:word-count="691" meta:character-count="22126" meta:non-whitespace-character-count="9247"/>
  </office:meta>
</office:document-meta>
</file>